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36.6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98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52"/>
    <style:style style:name="ce11" style:family="table-cell" style:parent-style-name="Default" style:data-style-name="N100"/>
    <style:style style:name="ce1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52"/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calculation-settings table:automatic-find-labels="false"/>
      <table:table table:name="utilisateur" table:style-name="ta1">
        <table:table-column table:style-name="co8" table:default-cell-style-name="ce11"/>
        <table:table-column table:style-name="co2" table:number-columns-repeated="1023" table:default-cell-style-name="ce11"/>
        <table:table-row table:style-name="ro1">
          <table:table-cell office:value-type="string" calcext:value-type="string">
            <text:p>164563256</text:p>
          </table:table-cell>
          <table:table-cell table:style-name="ce1" office:value-type="string" calcext:value-type="string">
            <text:p><text:span text:style-name="T1"><text:a xlink:href="mailto:SavilleHachee@jourrapide" xlink:type="simple">SavilleHachee@jourrapide</text:a></text:span><text:span text:style-name="T1">.com </text:span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78192</text:p>
          </table:table-cell>
          <table:table-cell office:value-type="string" calcext:value-type="string">
            <text:p>2019-02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57</text:p>
          </table:table-cell>
          <table:table-cell office:value-type="string" calcext:value-type="string">
            <text:p>AnneRossi05400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17282</text:p>
          </table:table-cell>
          <table:table-cell office:value-type="string" calcext:value-type="string">
            <text:p>2019-02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58</text:p>
          </table:table-cell>
          <table:table-cell office:value-type="string" calcext:value-type="string">
            <text:p><text:a xlink:href="mailto:MarcellineBel05300@gmail.com" xlink:type="simple">MarcellineBel05300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202</text:p>
          </table:table-cell>
          <table:table-cell office:value-type="string" calcext:value-type="string">
            <text:p>2019-02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59</text:p>
          </table:table-cell>
          <table:table-cell office:value-type="string" calcext:value-type="string">
            <text:p><text:a xlink:href="mailto:StephHamel05@orange.fr" xlink:type="simple">StephHamel05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19829</text:p>
          </table:table-cell>
          <table:table-cell office:value-type="string" calcext:value-type="string">
            <text:p>2019-0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0</text:p>
          </table:table-cell>
          <table:table-cell office:value-type="string" calcext:value-type="string">
            <text:p><text:a xlink:href="mailto:ClaclaLebon057@gmail.com" xlink:type="simple">ClaclaLebon057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10201</text:p>
          </table:table-cell>
          <table:table-cell office:value-type="string" calcext:value-type="string">
            <text:p>2019-02-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1</text:p>
          </table:table-cell>
          <table:table-cell office:value-type="string" calcext:value-type="string">
            <text:p><text:a xlink:href="mailto:andreuh05100@orange.fr" xlink:type="simple">andreuh05100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589988</text:p>
          </table:table-cell>
          <table:table-cell office:value-type="string" calcext:value-type="string">
            <text:p>2019-02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2</text:p>
          </table:table-cell>
          <table:table-cell office:value-type="string" calcext:value-type="string">
            <text:p><text:a xlink:href="mailto:VeroBenoit05Gap@orange.fr" xlink:type="simple">VeroBenoit05Gap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35455</text:p>
          </table:table-cell>
          <table:table-cell office:value-type="string" calcext:value-type="string">
            <text:p>2019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3</text:p>
          </table:table-cell>
          <table:table-cell office:value-type="string" calcext:value-type="string">
            <text:p>Jeanledjeuns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54444</text:p>
          </table:table-cell>
          <table:table-cell office:value-type="string" calcext:value-type="string">
            <text:p>2020-01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4</text:p>
          </table:table-cell>
          <table:table-cell office:value-type="string" calcext:value-type="string">
            <text:p><text:a xlink:href="mailto:MichelLaffontPro@aol.com" xlink:type="simple">MichelLaffontPro@ao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54644</text:p>
          </table:table-cell>
          <table:table-cell office:value-type="string" calcext:value-type="string">
            <text:p>2020-01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5</text:p>
          </table:table-cell>
          <table:table-cell office:value-type="string" calcext:value-type="string">
            <text:p><text:a xlink:href="mailto:Nunudu05@free.fr" xlink:type="simple">Nunudu05@fre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777777</text:p>
          </table:table-cell>
          <table:table-cell office:value-type="string" calcext:value-type="string">
            <text:p>2020-01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6</text:p>
          </table:table-cell>
          <table:table-cell office:value-type="string" calcext:value-type="string">
            <text:p><text:a xlink:href="mailto:GrenierBene@gmail.com" xlink:type="simple">GrenierBene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2112</text:p>
          </table:table-cell>
          <table:table-cell office:value-type="string" calcext:value-type="string">
            <text:p>2020-01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7</text:p>
          </table:table-cell>
          <table:table-cell office:value-type="string" calcext:value-type="string">
            <text:p>BernardHate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5555</text:p>
          </table:table-cell>
          <table:table-cell office:value-type="string" calcext:value-type="string">
            <text:p>2020-01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8</text:p>
          </table:table-cell>
          <table:table-cell office:value-type="string" calcext:value-type="string">
            <text:p><text:a xlink:href="mailto:pandalas05@gmail.com" xlink:type="simple">pandalas05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3</text:p>
          </table:table-cell>
          <table:table-cell office:value-type="string" calcext:value-type="string">
            <text:p>2020-01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9</text:p>
          </table:table-cell>
          <table:table-cell office:value-type="string" calcext:value-type="string">
            <text:p><text:a xlink:href="mailto:paulineMonier21@gmail.com" xlink:type="simple">paulineMonier21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4</text:p>
          </table:table-cell>
          <table:table-cell office:value-type="string" calcext:value-type="string">
            <text:p>2020-01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0</text:p>
          </table:table-cell>
          <table:table-cell office:value-type="string" calcext:value-type="string">
            <text:p><text:a xlink:href="mailto:AvrilTeix005@aol.com" xlink:type="simple">AvrilTeix005@ao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5</text:p>
          </table:table-cell>
          <table:table-cell office:value-type="string" calcext:value-type="string">
            <text:p>2020-0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1</text:p>
          </table:table-cell>
          <table:table-cell office:value-type="string" calcext:value-type="string">
            <text:p><text:a xlink:href="mailto:MathOlivier@orange.fr" xlink:type="simple">MathOlivier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6</text:p>
          </table:table-cell>
          <table:table-cell office:value-type="string" calcext:value-type="string">
            <text:p>2020-0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2</text:p>
          </table:table-cell>
          <table:table-cell office:value-type="string" calcext:value-type="string">
            <text:p><text:a xlink:href="mailto:RayLeBest@gmail.com" xlink:type="simple">RayLeBest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7</text:p>
          </table:table-cell>
          <table:table-cell office:value-type="string" calcext:value-type="string">
            <text:p>2020-01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3</text:p>
          </table:table-cell>
          <table:table-cell office:value-type="string" calcext:value-type="string">
            <text:p><text:a xlink:href="mailto:PhilFerdinandpro@gmail.com" xlink:type="simple">PhilFerdinandpro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8</text:p>
          </table:table-cell>
          <table:table-cell office:value-type="string" calcext:value-type="string">
            <text:p>2020-01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4</text:p>
          </table:table-cell>
          <table:table-cell table:style-name="ce14" office:value-type="string" calcext:value-type="string">
            <text:p><text:a xlink:href="mailto:lenoirdelapiarre@gmail.com" xlink:type="simple">lenoirdelapiarre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9</text:p>
          </table:table-cell>
          <table:table-cell office:value-type="string" calcext:value-type="string">
            <text:p>2020-0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5</text:p>
          </table:table-cell>
          <table:table-cell office:value-type="string" calcext:value-type="string">
            <text:p>DenisMonique053@orange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10</text:p>
          </table:table-cell>
          <table:table-cell office:value-type="string" calcext:value-type="string">
            <text:p>2020-01-1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0">
          <table:table-cell/>
          <table:table-cell table:style-name="Default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" table:style-name="ta1">
        <table:table-column table:style-name="co2" table:number-columns-repeated="1024" table:default-cell-style-name="ce11"/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Saville</text:p>
          </table:table-cell>
          <table:table-cell office:value-type="string" calcext:value-type="string">
            <text:p>Hachée</text:p>
          </table:table-cell>
          <table:table-cell office:value-type="string" calcext:value-type="string">
            <text:p>0601613641</text:p>
          </table:table-cell>
          <table:table-cell office:value-type="string" calcext:value-type="string">
            <text:p>6 boulverad de la libération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1212120" calcext:value-type="float">
            <text:p>1212120</text:p>
          </table:table-cell>
          <table:table-cell office:value-type="string" calcext:value-type="string">
            <text:p>164563256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0641236541</text:p>
          </table:table-cell>
          <table:table-cell office:value-type="string" calcext:value-type="string">
            <text:p>12 Cour aux Chais</text:p>
          </table:table-cell>
          <table:table-cell table:style-name="Default" office:value-type="string" calcext:value-type="string">
            <text:p>Veynes</text:p>
          </table:table-cell>
          <table:table-cell office:value-type="string" calcext:value-type="string">
            <text:p>05400</text:p>
          </table:table-cell>
          <table:table-cell table:style-name="Default" office:value-type="float" office:value="1632320" calcext:value-type="float">
            <text:p>1632320</text:p>
          </table:table-cell>
          <table:table-cell office:value-type="string" calcext:value-type="string">
            <text:p>164563257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Marcellin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0645217896</text:p>
          </table:table-cell>
          <table:table-cell office:value-type="string" calcext:value-type="string">
            <text:p>21 Rue des Pluchets</text:p>
          </table:table-cell>
          <table:table-cell table:style-name="Default" office:value-type="string" calcext:value-type="string">
            <text:p>Laragne-Montéglin</text:p>
          </table:table-cell>
          <table:table-cell office:value-type="string" calcext:value-type="string">
            <text:p>05300</text:p>
          </table:table-cell>
          <table:table-cell office:value-type="string" calcext:value-type="string">
            <text:p>1789652</text:p>
          </table:table-cell>
          <table:table-cell office:value-type="string" calcext:value-type="string">
            <text:p>1645632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Hamel</text:p>
          </table:table-cell>
          <table:table-cell office:value-type="string" calcext:value-type="string">
            <text:p>0641932214</text:p>
          </table:table-cell>
          <table:table-cell office:value-type="string" calcext:value-type="string">
            <text:p>10 Rue du Bac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23415454</text:p>
          </table:table-cell>
          <table:table-cell office:value-type="string" calcext:value-type="string">
            <text:p>1645632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Lebon</text:p>
          </table:table-cell>
          <table:table-cell office:value-type="string" calcext:value-type="string">
            <text:p>0674589632</text:p>
          </table:table-cell>
          <table:table-cell office:value-type="string" calcext:value-type="string">
            <text:p><text:s/>25 Rue Gabriel Péri</text:p>
          </table:table-cell>
          <table:table-cell table:style-name="Default" office:value-type="string" calcext:value-type="string">
            <text:p>Serres</text:p>
          </table:table-cell>
          <table:table-cell office:value-type="string" calcext:value-type="string">
            <text:p>05700</text:p>
          </table:table-cell>
          <table:table-cell office:value-type="string" calcext:value-type="string">
            <text:p>17542893</text:p>
          </table:table-cell>
          <table:table-cell office:value-type="string" calcext:value-type="string">
            <text:p>16456326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eur" table:style-name="ta1">
        <table:table-column table:style-name="co2" table:number-columns-repeated="9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2" table:number-columns-repeated="1012" table:default-cell-style-name="ce11"/>
        <table:table-row table:style-name="ro1">
          <table:table-cell office:value-type="float" office:value="452987" calcext:value-type="float">
            <text:p>452987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Husson</text:p>
          </table:table-cell>
          <table:table-cell office:value-type="string" calcext:value-type="string">
            <text:p>0602040685</text:p>
          </table:table-cell>
          <table:table-cell office:value-type="string" calcext:value-type="string">
            <text:p>39 Rue des Buissonnets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05100</text:p>
          </table:table-cell>
          <table:table-cell office:value-type="string" calcext:value-type="string">
            <text:p>41256321</text:p>
          </table:table-cell>
          <table:table-cell office:value-type="string" calcext:value-type="string">
            <text:p>1111111112</text:p>
          </table:table-cell>
          <table:table-cell office:value-type="string" calcext:value-type="string">
            <text:p>16456326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634892" calcext:value-type="float">
            <text:p>634892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0654455416</text:p>
          </table:table-cell>
          <table:table-cell office:value-type="string" calcext:value-type="string">
            <text:p>45 Rue du plan de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12542223</text:p>
          </table:table-cell>
          <table:table-cell office:value-type="string" calcext:value-type="string">
            <text:p>1111111113</text:p>
          </table:table-cell>
          <table:table-cell office:value-type="string" calcext:value-type="string">
            <text:p>16456326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748626" calcext:value-type="float">
            <text:p>1748626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648945155</text:p>
          </table:table-cell>
          <table:table-cell office:value-type="string" calcext:value-type="string">
            <text:p>1 chemin du cimetiere</text:p>
          </table:table-cell>
          <table:table-cell office:value-type="string" calcext:value-type="string">
            <text:p>Jarjayes</text:p>
          </table:table-cell>
          <table:table-cell office:value-type="string" calcext:value-type="string">
            <text:p>05170</text:p>
          </table:table-cell>
          <table:table-cell office:value-type="string" calcext:value-type="string">
            <text:p>21653124</text:p>
          </table:table-cell>
          <table:table-cell office:value-type="string" calcext:value-type="string">
            <text:p>1111111114</text:p>
          </table:table-cell>
          <table:table-cell office:value-type="string" calcext:value-type="string">
            <text:p>16456326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265890" calcext:value-type="float">
            <text:p>26589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affont</text:p>
          </table:table-cell>
          <table:table-cell office:value-type="string" calcext:value-type="string">
            <text:p>0604890301</text:p>
          </table:table-cell>
          <table:table-cell office:value-type="string" calcext:value-type="string">
            <text:p>4 rue jean eyma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89654123</text:p>
          </table:table-cell>
          <table:table-cell office:value-type="string" calcext:value-type="string">
            <text:p>1111111115</text:p>
          </table:table-cell>
          <table:table-cell office:value-type="string" calcext:value-type="string">
            <text:p>16456326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205684" calcext:value-type="float">
            <text:p>1205684</text:p>
          </table:table-cell>
          <table:table-cell office:value-type="string" calcext:value-type="string">
            <text:p>Alfonce</text:p>
          </table:table-cell>
          <table:table-cell office:value-type="string" calcext:value-type="string">
            <text:p>Nunies</text:p>
          </table:table-cell>
          <table:table-cell office:value-type="string" calcext:value-type="string">
            <text:p>0711121514</text:p>
          </table:table-cell>
          <table:table-cell office:value-type="string" calcext:value-type="string">
            <text:p>5 allée des sapins</text:p>
          </table:table-cell>
          <table:table-cell office:value-type="string" calcext:value-type="string">
            <text:p>Aspres-sur-buëch</text:p>
          </table:table-cell>
          <table:table-cell office:value-type="string" calcext:value-type="string">
            <text:p>05010</text:p>
          </table:table-cell>
          <table:table-cell office:value-type="string" calcext:value-type="string">
            <text:p>98877784</text:p>
          </table:table-cell>
          <table:table-cell office:value-type="string" calcext:value-type="string">
            <text:p>1111111116</text:p>
          </table:table-cell>
          <table:table-cell office:value-type="string" calcext:value-type="string">
            <text:p>16456326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9162884" calcext:value-type="float">
            <text:p>9162884</text:p>
          </table:table-cell>
          <table:table-cell office:value-type="string" calcext:value-type="string">
            <text:p>Benedicte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0613969587</text:p>
          </table:table-cell>
          <table:table-cell office:value-type="string" calcext:value-type="string">
            <text:p>23bis boulvard Georges pompidou</text:p>
          </table:table-cell>
          <table:table-cell office:value-type="string" calcext:value-type="string">
            <text:p>Orcière</text:p>
          </table:table-cell>
          <table:table-cell office:value-type="string" calcext:value-type="string">
            <text:p>05170</text:p>
          </table:table-cell>
          <table:table-cell office:value-type="string" calcext:value-type="string">
            <text:p>41255412</text:p>
          </table:table-cell>
          <table:table-cell office:value-type="string" calcext:value-type="string">
            <text:p>1111111117</text:p>
          </table:table-cell>
          <table:table-cell office:value-type="string" calcext:value-type="string">
            <text:p>164563266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2365126" calcext:value-type="float">
            <text:p>2365126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Hater</text:p>
          </table:table-cell>
          <table:table-cell office:value-type="string" calcext:value-type="string">
            <text:p>0641478956</text:p>
          </table:table-cell>
          <table:table-cell office:value-type="string" calcext:value-type="string">
            <text:p>9 rue villar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33201210</text:p>
          </table:table-cell>
          <table:table-cell office:value-type="string" calcext:value-type="string">
            <text:p>1111111118</text:p>
          </table:table-cell>
          <table:table-cell office:value-type="string" calcext:value-type="string">
            <text:p>164563267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944574" calcext:value-type="float">
            <text:p>1944574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Granier</text:p>
          </table:table-cell>
          <table:table-cell office:value-type="string" calcext:value-type="string">
            <text:p>0645127856</text:p>
          </table:table-cell>
          <table:table-cell office:value-type="string" calcext:value-type="string">
            <text:p>4 rue des tannerie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44141232</text:p>
          </table:table-cell>
          <table:table-cell office:value-type="string" calcext:value-type="string">
            <text:p>1111111119</text:p>
          </table:table-cell>
          <table:table-cell office:value-type="string" calcext:value-type="string">
            <text:p>164563268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int_relais" table:style-name="ta1">
        <table:table-column table:style-name="co2" table:number-columns-repeated="10" table:default-cell-style-name="ce11"/>
        <table:table-column table:style-name="co5" table:default-cell-style-name="ce11"/>
        <table:table-column table:style-name="co2" table:number-columns-repeated="1013" table:default-cell-style-name="ce11"/>
        <table:table-row table:style-name="ro1">
          <table:table-cell office:value-type="string" calcext:value-type="string">
            <text:p>1452351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Monier</text:p>
          </table:table-cell>
          <table:table-cell office:value-type="string" calcext:value-type="string">
            <text:p>0647451285</text:p>
          </table:table-cell>
          <table:table-cell office:value-type="string" calcext:value-type="string">
            <text:p>18 Chemin des Landes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852141</text:p>
          </table:table-cell>
          <table:table-cell office:value-type="string" calcext:value-type="string">
            <text:p>1111111120</text:p>
          </table:table-cell>
          <table:table-cell office:value-type="string" calcext:value-type="string">
            <text:p><text:a xlink:href="mailto:paulineMonier21@gmail.com" xlink:type="simple">paulineMonier21@gmai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62621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Teixeira</text:p>
          </table:table-cell>
          <table:table-cell office:value-type="string" calcext:value-type="string">
            <text:p>0641236521</text:p>
          </table:table-cell>
          <table:table-cell office:value-type="string" calcext:value-type="string">
            <text:p>7 Rue Jacques Cartie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7852142</text:p>
          </table:table-cell>
          <table:table-cell office:value-type="string" calcext:value-type="string">
            <text:p>1111111121</text:p>
          </table:table-cell>
          <table:table-cell office:value-type="string" calcext:value-type="string">
            <text:p><text:a xlink:href="mailto:AvrilTeix005@aol.com" xlink:type="simple">AvrilTeix005@ao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456422</text:p>
          </table:table-cell>
          <table:table-cell office:value-type="string" calcext:value-type="string">
            <text:p>Mathilde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0665663278</text:p>
          </table:table-cell>
          <table:table-cell office:value-type="string" calcext:value-type="string">
            <text:p>45 Rue Jean François Millet</text:p>
          </table:table-cell>
          <table:table-cell office:value-type="string" calcext:value-type="string">
            <text:p>Veynes</text:p>
          </table:table-cell>
          <table:table-cell office:value-type="string" calcext:value-type="string">
            <text:p>05400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7852143</text:p>
          </table:table-cell>
          <table:table-cell office:value-type="string" calcext:value-type="string">
            <text:p>1111111122</text:p>
          </table:table-cell>
          <table:table-cell office:value-type="string" calcext:value-type="string">
            <text:p><text:a xlink:href="mailto:MathOlivier@orange.fr" xlink:type="simple">MathOlivier@orange.fr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4666621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0674588896</text:p>
          </table:table-cell>
          <table:table-cell office:value-type="string" calcext:value-type="string">
            <text:p>8 Rue du Pontereau</text:p>
          </table:table-cell>
          <table:table-cell office:value-type="string" calcext:value-type="string">
            <text:p>La Freissinouse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7852144</text:p>
          </table:table-cell>
          <table:table-cell office:value-type="string" calcext:value-type="string">
            <text:p>1111111123</text:p>
          </table:table-cell>
          <table:table-cell office:value-type="string" calcext:value-type="string">
            <text:p><text:a xlink:href="mailto:RayLeBest@gmail.com" xlink:type="simple">RayLeBest@gmai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8454541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Phillipe</text:p>
          </table:table-cell>
          <table:table-cell office:value-type="string" calcext:value-type="string">
            <text:p>0645449963</text:p>
          </table:table-cell>
          <table:table-cell office:value-type="string" calcext:value-type="string">
            <text:p>15 Avenue des Alpaga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7852145</text:p>
          </table:table-cell>
          <table:table-cell office:value-type="string" calcext:value-type="string">
            <text:p>1111111124</text:p>
          </table:table-cell>
          <table:table-cell office:value-type="string" calcext:value-type="string">
            <text:p><text:a xlink:href="mailto:PhilFerdinandpro@gmail.com" xlink:type="simple">PhilFerdinandpro@gmai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32222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Lenoir</text:p>
          </table:table-cell>
          <table:table-cell office:value-type="string" calcext:value-type="string">
            <text:p>0606120656</text:p>
          </table:table-cell>
          <table:table-cell office:value-type="string" calcext:value-type="string">
            <text:p>12 Chemin des Douves</text:p>
          </table:table-cell>
          <table:table-cell office:value-type="string" calcext:value-type="string">
            <text:p>Serres</text:p>
          </table:table-cell>
          <table:table-cell office:value-type="string" calcext:value-type="string">
            <text:p>057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852146</text:p>
          </table:table-cell>
          <table:table-cell office:value-type="string" calcext:value-type="string">
            <text:p>1111111125</text:p>
          </table:table-cell>
          <table:table-cell table:style-name="ce14" office:value-type="string" calcext:value-type="string">
            <text:p><text:a xlink:href="mailto:lenoirdelapiarre@gmail.com" xlink:type="simple">lenoirdelapiarre@gmai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33221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0607112493</text:p>
          </table:table-cell>
          <table:table-cell office:value-type="string" calcext:value-type="string">
            <text:p>45 Rue du Plessis Maillard</text:p>
          </table:table-cell>
          <table:table-cell office:value-type="string" calcext:value-type="string">
            <text:p>Laragne-Monteglin</text:p>
          </table:table-cell>
          <table:table-cell office:value-type="string" calcext:value-type="string">
            <text:p>053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852147</text:p>
          </table:table-cell>
          <table:table-cell office:value-type="string" calcext:value-type="string">
            <text:p>1111111126</text:p>
          </table:table-cell>
          <table:table-cell office:value-type="string" calcext:value-type="string">
            <text:p>DenisMonique053@orange.fr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int_relais_type" table:style-name="ta1">
        <table:table-column table:style-name="co2" table:number-columns-repeated="2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bac-Pres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uch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ulang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leurist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permarché</text:p>
          </table:table-cell>
        </table:table-row>
      </table:table>
      <table:table table:name="localisation" table:style-name="ta1">
        <table:table-column table:style-name="co2" table:default-cell-style-name="ce11"/>
        <table:table-column table:style-name="co2" table:number-columns-repeated="2" table:default-cell-style-name="Default"/>
        <table:table-row table:style-name="ro1">
          <table:table-cell table:style-name="Default" office:value-type="float" office:value="1212120" calcext:value-type="float">
            <text:p>121212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style-name="Default" office:value-type="float" office:value="1632320" calcext:value-type="float">
            <text:p>163232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8965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341545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54289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125632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254222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65312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8965412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988777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125541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3320121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414123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7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entreprise" table:style-name="ta1">
        <table:table-column table:style-name="co2" table:default-cell-style-name="ce11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111111112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3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4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5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6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7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8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9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0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1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2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3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4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5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6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hoisir" table:style-name="ta1">
        <table:table-column table:style-name="co2" table:number-columns-repeated="2" table:default-cell-style-name="ce11"/>
        <table:table-column table:style-name="co2" table:default-cell-style-name="Default"/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1452351</text:p>
          </table:table-cell>
          <table:table-cell table:style-name="ce11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2562621</text:p>
          </table:table-cell>
          <table:table-cell table:style-name="ce11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5456422</text:p>
          </table:table-cell>
          <table:table-cell table:style-name="ce11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54666621</text:p>
          </table:table-cell>
          <table:table-cell table:style-name="ce11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78454541</text:p>
          </table:table-cell>
          <table:table-cell table:style-name="ce11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2562621</text:p>
          </table:table-cell>
          <table:table-cell table:style-name="ce11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5456422</text:p>
          </table:table-cell>
          <table:table-cell table:style-name="ce11"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78454541</text:p>
          </table:table-cell>
          <table:table-cell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1232222</text:p>
          </table:table-cell>
          <table:table-cell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12332212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145235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256262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5456422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5466662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7845454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1232222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12332212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54666621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78454541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1232222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12332212</text:p>
          </table:table-cell>
          <table:table-cell/>
        </table:table-row>
      </table:table>
      <table:table table:name="proposer" table:style-name="ta1">
        <table:table-column table:style-name="co2" table:number-columns-repeated="3" table:default-cell-style-name="ce11"/>
        <table:table-row table:style-name="ro1">
          <table:table-cell office:value-type="string" calcext:value-type="string">
            <text:p>1452351</text:p>
          </table:table-cell>
          <table:table-cell office:value-type="float" office:value="634892" calcext:value-type="float">
            <text:p>634892</text:p>
          </table:table-cell>
          <table:table-cell/>
        </table:table-row>
        <table:table-row table:style-name="ro1">
          <table:table-cell office:value-type="string" calcext:value-type="string">
            <text:p>1452351</text:p>
          </table:table-cell>
          <table:table-cell office:value-type="float" office:value="1748626" calcext:value-type="float">
            <text:p>1748626</text:p>
          </table:table-cell>
          <table:table-cell/>
        </table:table-row>
        <table:table-row table:style-name="ro1">
          <table:table-cell office:value-type="string" calcext:value-type="string">
            <text:p>1452351</text:p>
          </table:table-cell>
          <table:table-cell office:value-type="float" office:value="265890" calcext:value-type="float">
            <text:p>265890</text:p>
          </table:table-cell>
          <table:table-cell/>
        </table:table-row>
        <table:table-row table:style-name="ro1">
          <table:table-cell office:value-type="string" calcext:value-type="string">
            <text:p>2562621</text:p>
          </table:table-cell>
          <table:table-cell office:value-type="float" office:value="265890" calcext:value-type="float">
            <text:p>265890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452987" calcext:value-type="float">
            <text:p>452987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634892" calcext:value-type="float">
            <text:p>634892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1748626" calcext:value-type="float">
            <text:p>1748626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265890" calcext:value-type="float">
            <text:p>265890</text:p>
          </table:table-cell>
          <table:table-cell/>
        </table:table-row>
        <table:table-row table:style-name="ro1">
          <table:table-cell office:value-type="string" calcext:value-type="string">
            <text:p>54666621</text:p>
          </table:table-cell>
          <table:table-cell office:value-type="float" office:value="1205684" calcext:value-type="float">
            <text:p>1205684</text:p>
          </table:table-cell>
          <table:table-cell table:style-name="Default"/>
        </table:table-row>
        <table:table-row table:style-name="ro1">
          <table:table-cell office:value-type="string" calcext:value-type="string">
            <text:p>54666621</text:p>
          </table:table-cell>
          <table:table-cell office:value-type="float" office:value="9162884" calcext:value-type="float">
            <text:p>9162884</text:p>
          </table:table-cell>
          <table:table-cell table:style-name="Default"/>
        </table:table-row>
        <table:table-row table:style-name="ro1">
          <table:table-cell office:value-type="string" calcext:value-type="string">
            <text:p>78454541</text:p>
          </table:table-cell>
          <table:table-cell office:value-type="float" office:value="2365126" calcext:value-type="float">
            <text:p>2365126</text:p>
          </table:table-cell>
          <table:table-cell table:style-name="Default"/>
        </table:table-row>
        <table:table-row table:style-name="ro1">
          <table:table-cell office:value-type="string" calcext:value-type="string">
            <text:p>78454541</text:p>
          </table:table-cell>
          <table:table-cell office:value-type="float" office:value="1944574" calcext:value-type="float">
            <text:p>194457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2222</text:p>
          </table:table-cell>
          <table:table-cell office:value-type="float" office:value="1205684" calcext:value-type="float">
            <text:p>12056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32212</text:p>
          </table:table-cell>
          <table:table-cell office:value-type="float" office:value="9162884" calcext:value-type="float">
            <text:p>91628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32212</text:p>
          </table:table-cell>
          <table:table-cell office:value-type="float" office:value="634892" calcext:value-type="float">
            <text:p>634892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32212</text:p>
          </table:table-cell>
          <table:table-cell office:value-type="float" office:value="1748626" calcext:value-type="float">
            <text:p>1748626</text:p>
          </table:table-cell>
          <table:table-cell table:style-name="Default"/>
        </table:table-row>
      </table:table>
      <table:table table:name="categorie" table:style-name="ta1"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ui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gu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u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ag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ssons</text:p>
          </table:table-cell>
        </table:table-row>
      </table:table>
      <table:table table:name="produit" table:style-name="ta1"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Fraise.p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ricot</text:p>
          </table:table-cell>
          <table:table-cell office:value-type="string" calcext:value-type="string">
            <text:p>Abrico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che</text:p>
          </table:table-cell>
          <table:table-cell office:value-type="string" calcext:value-type="string">
            <text:p>Pech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Cerise.p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seille</text:p>
          </table:table-cell>
          <table:table-cell office:value-type="string" calcext:value-type="string">
            <text:p>Groseille.p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une</text:p>
          </table:table-cell>
          <table:table-cell office:value-type="string" calcext:value-type="string">
            <text:p>Prun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Poir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Pomm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ade</text:p>
          </table:table-cell>
          <table:table-cell office:value-type="string" calcext:value-type="string">
            <text:p>Salade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oux</text:p>
          </table:table-cell>
          <table:table-cell office:value-type="string" calcext:value-type="string">
            <text:p>Choux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ive</text:p>
          </table:table-cell>
          <table:table-cell office:value-type="string" calcext:value-type="string">
            <text:p>Andive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mme de terre</text:p>
          </table:table-cell>
          <table:table-cell office:value-type="string" calcext:value-type="string">
            <text:p>Pomme de terre.p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e.p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urgette</text:p>
          </table:table-cell>
          <table:table-cell office:value-type="string" calcext:value-type="string">
            <text:p>Courgette.p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Aubergine.p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neau</text:p>
          </table:table-cell>
          <table:table-cell office:value-type="string" calcext:value-type="string">
            <text:p>Agneau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mbon</text:p>
          </table:table-cell>
          <table:table-cell office:value-type="string" calcext:value-type="string">
            <text:p>Jambon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c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eu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membert</text:p>
          </table:table-cell>
          <table:table-cell office:value-type="string" calcext:value-type="string">
            <text:p>Camembert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té</text:p>
          </table:table-cell>
          <table:table-cell office:value-type="string" calcext:value-type="string">
            <text:p>Comté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tin</text:p>
          </table:table-cell>
          <table:table-cell office:value-type="string" calcext:value-type="string">
            <text:p>Crotin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clette</text:p>
          </table:table-cell>
          <table:table-cell office:value-type="string" calcext:value-type="string">
            <text:p>Raclette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Tome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t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s de pomme</text:p>
          </table:table-cell>
          <table:table-cell office:value-type="string" calcext:value-type="string">
            <text:p>Jus de pomme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s de poire</text:p>
          </table:table-cell>
          <table:table-cell office:value-type="string" calcext:value-type="string">
            <text:p>Jus de poire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s d’orange</text:p>
          </table:table-cell>
          <table:table-cell office:value-type="string" calcext:value-type="string">
            <text:p>Jus d’orange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variete" table:style-name="ta1">
        <table:table-column table:style-name="co2" table:default-cell-style-name="Default"/>
        <table:table-column table:style-name="co2" table:default-cell-style-name="ce15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h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li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ormornorbyrc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lgymlest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ligcelt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llu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rsalthaburc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byrlesn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rthil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ylcylmari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glemga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berge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lbers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an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shule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ln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yrgy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rnlemhiirn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huthagumcylge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mleg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slushu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ornber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Gomculthiarnh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b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nhu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glishenorar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lli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isthacalhallth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scalrloslam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yllemsolmersy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imlugby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ollaglomcul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rhagyml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mlimgy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sby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rthimerlog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mburlu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rmorless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orb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miryrnby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nmor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alamrmi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arhoburli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mlughiga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rmurci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rncol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Lossilsulmirce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uthiurn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ighournbirce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yslemnarth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sburnirge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sse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gli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th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rge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oggemhu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mhi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irsyl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Loghabarernc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r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slosl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thes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t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rberhulo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uscylliglamg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Yrnlish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rla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Hellmurirnthic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rborlign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gborla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usgomlassalor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Birbursyllugla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sil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Lysloghulosm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n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lcilbarli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emhell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Narsallusligm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ghabarmer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ulmargoml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ilc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ulth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umbornorsa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imculby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ymn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rnhel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yslu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orleglum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Luslimlugthel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rsollum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nte" table:style-name="ta1">
        <table:table-column table:style-name="co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column table:style-name="co7" table:default-cell-style-name="ce16"/>
        <table:table-column table:style-name="co2" table:default-cell-style-name="ce17"/>
        <table:table-column table:style-name="co2" table:number-columns-repeated="3" table:default-cell-style-name="Default"/>
        <table:table-column table:style-name="co2" table:default-cell-style-name="ce11"/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452987" calcext:value-type="float">
            <text:p>452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3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11-18T00:26:24" calcext:value-type="date">
            <text:p>2019-11-18 00:26:24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634892" calcext:value-type="float">
            <text:p>634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</text:p>
          </table:table-cell>
          <table:table-cell table:formula="of:=RANDBETWEEN(5;120)" office:value-type="float" office:value="14" calcext:value-type="float">
            <text:p>14</text:p>
          </table:table-cell>
          <table:table-cell office:value-type="date" office:date-value="2019-08-07T03:27:32" calcext:value-type="date">
            <text:p>2019-08-07 03:27:32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66</text:p>
          </table:table-cell>
          <table:table-cell table:formula="of:=RANDBETWEEN(5;120)" office:value-type="float" office:value="9" calcext:value-type="float">
            <text:p>9</text:p>
          </table:table-cell>
          <table:table-cell office:value-type="date" office:date-value="2019-09-12T01:46:56" calcext:value-type="date">
            <text:p>2019-09-12 01:46:56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float" office:value="265890" calcext:value-type="float">
            <text:p>265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26</text:p>
          </table:table-cell>
          <table:table-cell table:formula="of:=RANDBETWEEN(5;120)" office:value-type="float" office:value="9" calcext:value-type="float">
            <text:p>9</text:p>
          </table:table-cell>
          <table:table-cell office:value-type="date" office:date-value="2019-07-11T19:07:48" calcext:value-type="date">
            <text:p>2019-07-11 19:07:48</text:p>
          </table:table-cell>
          <table:table-cell office:value-type="string" calcext:value-type="string">
            <text:p>2019-11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33</text:p>
          </table:table-cell>
          <table:table-cell table:formula="of:=RANDBETWEEN(5;120)" office:value-type="float" office:value="27" calcext:value-type="float">
            <text:p>27</text:p>
          </table:table-cell>
          <table:table-cell office:value-type="date" office:date-value="2019-10-07T13:46:44" calcext:value-type="date">
            <text:p>2019-10-07 13:46:44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88</text:p>
          </table:table-cell>
          <table:table-cell table:formula="of:=RANDBETWEEN(5;120)" office:value-type="float" office:value="16" calcext:value-type="float">
            <text:p>16</text:p>
          </table:table-cell>
          <table:table-cell office:value-type="date" office:date-value="2019-08-22T06:16:13" calcext:value-type="date">
            <text:p>2019-08-22 06:16:13</text:p>
          </table:table-cell>
          <table:table-cell office:value-type="string" calcext:value-type="string">
            <text:p>2019-1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87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07-25T19:41:33.999999" calcext:value-type="date">
            <text:p>2019-07-25 19:41:34</text:p>
          </table:table-cell>
          <table:table-cell office:value-type="string" calcext:value-type="string">
            <text:p>2019-12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5</text:p>
          </table:table-cell>
          <table:table-cell table:formula="of:=RANDBETWEEN(5;120)" office:value-type="float" office:value="87" calcext:value-type="float">
            <text:p>87</text:p>
          </table:table-cell>
          <table:table-cell office:value-type="date" office:date-value="2019-11-15T17:59:53" calcext:value-type="date">
            <text:p>2019-11-15 17:59:53</text:p>
          </table:table-cell>
          <table:table-cell office:value-type="string" calcext:value-type="string">
            <text:p>2019-12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float" office:value="452987" calcext:value-type="float">
            <text:p>4529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26</text:p>
          </table:table-cell>
          <table:table-cell table:formula="of:=RANDBETWEEN(5;120)" office:value-type="float" office:value="59" calcext:value-type="float">
            <text:p>59</text:p>
          </table:table-cell>
          <table:table-cell office:value-type="date" office:date-value="2019-11-12T22:24:26" calcext:value-type="date">
            <text:p>2019-11-12 22:24:26</text:p>
          </table:table-cell>
          <table:table-cell office:value-type="string" calcext:value-type="string">
            <text:p>2019-12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634892" calcext:value-type="float">
            <text:p>6348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78</text:p>
          </table:table-cell>
          <table:table-cell table:formula="of:=RANDBETWEEN(5;120)" office:value-type="float" office:value="106" calcext:value-type="float">
            <text:p>106</text:p>
          </table:table-cell>
          <table:table-cell office:value-type="date" office:date-value="2019-08-25T14:47:41" calcext:value-type="date">
            <text:p>2019-08-25 14:47:41</text:p>
          </table:table-cell>
          <table:table-cell office:value-type="string" calcext:value-type="string">
            <text:p>2019-12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53</text:p>
          </table:table-cell>
          <table:table-cell table:formula="of:=RANDBETWEEN(5;120)" office:value-type="float" office:value="81" calcext:value-type="float">
            <text:p>81</text:p>
          </table:table-cell>
          <table:table-cell office:value-type="date" office:date-value="2019-09-06T02:37:06" calcext:value-type="date">
            <text:p>2019-09-06 02:37:06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265890" calcext:value-type="float">
            <text:p>265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58</text:p>
          </table:table-cell>
          <table:table-cell table:formula="of:=RANDBETWEEN(5;120)" office:value-type="float" office:value="26" calcext:value-type="float">
            <text:p>26</text:p>
          </table:table-cell>
          <table:table-cell office:value-type="date" office:date-value="2019-08-16T15:04:14" calcext:value-type="date">
            <text:p>2019-08-16 15:04:14</text:p>
          </table:table-cell>
          <table:table-cell office:value-type="string" calcext:value-type="string">
            <text:p>2019-12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16</text:p>
          </table:table-cell>
          <table:table-cell table:formula="of:=RANDBETWEEN(5;120)" office:value-type="float" office:value="50" calcext:value-type="float">
            <text:p>50</text:p>
          </table:table-cell>
          <table:table-cell office:value-type="date" office:date-value="2019-11-11T22:03:47" calcext:value-type="date">
            <text:p>2019-11-11 22:03:47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13</text:p>
          </table:table-cell>
          <table:table-cell table:formula="of:=RANDBETWEEN(5;120)" office:value-type="float" office:value="116" calcext:value-type="float">
            <text:p>116</text:p>
          </table:table-cell>
          <table:table-cell office:value-type="date" office:date-value="2019-08-14T23:48:53" calcext:value-type="date">
            <text:p>2019-08-14 23:48:53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88</text:p>
          </table:table-cell>
          <table:table-cell table:formula="of:=RANDBETWEEN(5;120)" office:value-type="float" office:value="101" calcext:value-type="float">
            <text:p>101</text:p>
          </table:table-cell>
          <table:table-cell office:value-type="date" office:date-value="2019-11-12T15:29:47" calcext:value-type="date">
            <text:p>2019-11-12 15:29:47</text:p>
          </table:table-cell>
          <table:table-cell office:value-type="string" calcext:value-type="string">
            <text:p>2020-01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24</text:p>
          </table:table-cell>
          <table:table-cell table:formula="of:=RANDBETWEEN(5;120)" office:value-type="float" office:value="98" calcext:value-type="float">
            <text:p>98</text:p>
          </table:table-cell>
          <table:table-cell office:value-type="date" office:date-value="2019-09-09T02:43:48" calcext:value-type="date">
            <text:p>2019-09-09 02:43:48</text:p>
          </table:table-cell>
          <table:table-cell office:value-type="string" calcext:value-type="string">
            <text:p>2020-01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float" office:value="452987" calcext:value-type="float">
            <text:p>4529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.61</text:p>
          </table:table-cell>
          <table:table-cell table:formula="of:=RANDBETWEEN(5;120)" office:value-type="float" office:value="44" calcext:value-type="float">
            <text:p>44</text:p>
          </table:table-cell>
          <table:table-cell office:value-type="date" office:date-value="2019-10-28T20:22:00" calcext:value-type="date">
            <text:p>2019-10-28 20:22:00</text:p>
          </table:table-cell>
          <table:table-cell office:value-type="string" calcext:value-type="string">
            <text:p>2020-01-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float" office:value="634892" calcext:value-type="float">
            <text:p>6348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02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10-15T13:25:44.999999" calcext:value-type="date">
            <text:p>2019-10-15 13:25:45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62</text:p>
          </table:table-cell>
          <table:table-cell table:formula="of:=RANDBETWEEN(5;120)" office:value-type="float" office:value="37" calcext:value-type="float">
            <text:p>37</text:p>
          </table:table-cell>
          <table:table-cell office:value-type="date" office:date-value="2019-10-13T18:59:55.000002" calcext:value-type="date">
            <text:p>2019-10-13 18:59:55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265890" calcext:value-type="float">
            <text:p>2658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99</text:p>
          </table:table-cell>
          <table:table-cell table:formula="of:=RANDBETWEEN(5;120)" office:value-type="float" office:value="32" calcext:value-type="float">
            <text:p>32</text:p>
          </table:table-cell>
          <table:table-cell office:value-type="date" office:date-value="2019-10-30T05:59:29" calcext:value-type="date">
            <text:p>2019-10-30 05:59:29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6</text:p>
          </table:table-cell>
          <table:table-cell table:formula="of:=RANDBETWEEN(5;120)" office:value-type="float" office:value="70" calcext:value-type="float">
            <text:p>70</text:p>
          </table:table-cell>
          <table:table-cell office:value-type="date" office:date-value="2019-10-03T08:23:49" calcext:value-type="date">
            <text:p>2019-10-03 08:23:49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35</text:p>
          </table:table-cell>
          <table:table-cell table:formula="of:=RANDBETWEEN(5;120)" office:value-type="float" office:value="71" calcext:value-type="float">
            <text:p>71</text:p>
          </table:table-cell>
          <table:table-cell office:value-type="date" office:date-value="2019-09-27T19:01:07" calcext:value-type="date">
            <text:p>2019-09-27 19:01:07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.57</text:p>
          </table:table-cell>
          <table:table-cell table:formula="of:=RANDBETWEEN(5;120)" office:value-type="float" office:value="51" calcext:value-type="float">
            <text:p>51</text:p>
          </table:table-cell>
          <table:table-cell office:value-type="date" office:date-value="2019-11-02T04:21:44" calcext:value-type="date">
            <text:p>2019-11-02 04:21:44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03</text:p>
          </table:table-cell>
          <table:table-cell table:formula="of:=RANDBETWEEN(5;120)" office:value-type="float" office:value="60" calcext:value-type="float">
            <text:p>60</text:p>
          </table:table-cell>
          <table:table-cell office:value-type="date" office:date-value="2019-08-08T22:41:14.999999" calcext:value-type="date">
            <text:p>2019-08-08 22:41:15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42</text:p>
          </table:table-cell>
          <table:table-cell table:formula="of:=RANDBETWEEN(5;120)" office:value-type="float" office:value="30" calcext:value-type="float">
            <text:p>30</text:p>
          </table:table-cell>
          <table:table-cell office:value-type="date" office:date-value="2019-07-22T18:01:19" calcext:value-type="date">
            <text:p>2019-07-22 18:01:19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02</text:p>
          </table:table-cell>
          <table:table-cell table:formula="of:=RANDBETWEEN(5;120)" office:value-type="float" office:value="28" calcext:value-type="float">
            <text:p>28</text:p>
          </table:table-cell>
          <table:table-cell office:value-type="date" office:date-value="2019-07-18T18:24:03" calcext:value-type="date">
            <text:p>2019-07-18 18:24:03</text:p>
          </table:table-cell>
          <table:table-cell office:value-type="string" calcext:value-type="string">
            <text:p>2019-11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.72</text:p>
          </table:table-cell>
          <table:table-cell table:formula="of:=RANDBETWEEN(5;120)" office:value-type="float" office:value="92" calcext:value-type="float">
            <text:p>92</text:p>
          </table:table-cell>
          <table:table-cell office:value-type="date" office:date-value="2019-08-18T00:16:23" calcext:value-type="date">
            <text:p>2019-08-18 00:16:23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452987" calcext:value-type="float">
            <text:p>4529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71</text:p>
          </table:table-cell>
          <table:table-cell table:formula="of:=RANDBETWEEN(5;120)" office:value-type="float" office:value="113" calcext:value-type="float">
            <text:p>113</text:p>
          </table:table-cell>
          <table:table-cell office:value-type="date" office:date-value="2019-07-06T17:24:55.000002" calcext:value-type="date">
            <text:p>2019-07-06 17:24:55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float" office:value="634892" calcext:value-type="float">
            <text:p>6348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94</text:p>
          </table:table-cell>
          <table:table-cell table:formula="of:=RANDBETWEEN(5;120)" office:value-type="float" office:value="52" calcext:value-type="float">
            <text:p>52</text:p>
          </table:table-cell>
          <table:table-cell office:value-type="date" office:date-value="2019-11-09T14:51:07" calcext:value-type="date">
            <text:p>2019-11-09 14:51:07</text:p>
          </table:table-cell>
          <table:table-cell office:value-type="string" calcext:value-type="string">
            <text:p>2019-1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64</text:p>
          </table:table-cell>
          <table:table-cell table:formula="of:=RANDBETWEEN(5;120)" office:value-type="float" office:value="26" calcext:value-type="float">
            <text:p>26</text:p>
          </table:table-cell>
          <table:table-cell office:value-type="date" office:date-value="2019-09-08T11:01:11" calcext:value-type="date">
            <text:p>2019-09-08 11:01:11</text:p>
          </table:table-cell>
          <table:table-cell office:value-type="string" calcext:value-type="string">
            <text:p>2019-1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265890" calcext:value-type="float">
            <text:p>2658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.47</text:p>
          </table:table-cell>
          <table:table-cell table:formula="of:=RANDBETWEEN(5;120)" office:value-type="float" office:value="87" calcext:value-type="float">
            <text:p>87</text:p>
          </table:table-cell>
          <table:table-cell office:value-type="date" office:date-value="2019-11-21T17:46:48" calcext:value-type="date">
            <text:p>2019-11-21 17:46:48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57</text:p>
          </table:table-cell>
          <table:table-cell table:formula="of:=RANDBETWEEN(5;120)" office:value-type="float" office:value="27" calcext:value-type="float">
            <text:p>27</text:p>
          </table:table-cell>
          <table:table-cell office:value-type="date" office:date-value="2019-07-25T16:29:15" calcext:value-type="date">
            <text:p>2019-07-25 16:29:15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.63</text:p>
          </table:table-cell>
          <table:table-cell table:formula="of:=RANDBETWEEN(5;120)" office:value-type="float" office:value="101" calcext:value-type="float">
            <text:p>101</text:p>
          </table:table-cell>
          <table:table-cell office:value-type="date" office:date-value="2019-07-21T19:59:47" calcext:value-type="date">
            <text:p>2019-07-21 19:59:47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65</text:p>
          </table:table-cell>
          <table:table-cell table:formula="of:=RANDBETWEEN(5;120)" office:value-type="float" office:value="44" calcext:value-type="float">
            <text:p>44</text:p>
          </table:table-cell>
          <table:table-cell office:value-type="date" office:date-value="2019-07-22T23:49:46" calcext:value-type="date">
            <text:p>2019-07-22 23:49:46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.24</text:p>
          </table:table-cell>
          <table:table-cell table:formula="of:=RANDBETWEEN(5;120)" office:value-type="float" office:value="111" calcext:value-type="float">
            <text:p>111</text:p>
          </table:table-cell>
          <table:table-cell office:value-type="date" office:date-value="2019-08-02T04:54:38" calcext:value-type="date">
            <text:p>2019-08-02 04:54:38</text:p>
          </table:table-cell>
          <table:table-cell office:value-type="string" calcext:value-type="string">
            <text:p>2019-12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452987" calcext:value-type="float">
            <text:p>4529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48</text:p>
          </table:table-cell>
          <table:table-cell table:formula="of:=RANDBETWEEN(5;120)" office:value-type="float" office:value="50" calcext:value-type="float">
            <text:p>50</text:p>
          </table:table-cell>
          <table:table-cell office:value-type="date" office:date-value="2019-07-04T11:55:53" calcext:value-type="date">
            <text:p>2019-07-04 11:55:53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float" office:value="634892" calcext:value-type="float">
            <text:p>6348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.78</text:p>
          </table:table-cell>
          <table:table-cell table:formula="of:=RANDBETWEEN(5;120)" office:value-type="float" office:value="70" calcext:value-type="float">
            <text:p>70</text:p>
          </table:table-cell>
          <table:table-cell office:value-type="date" office:date-value="2019-11-14T13:00:42" calcext:value-type="date">
            <text:p>2019-11-14 13:00:42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.75</text:p>
          </table:table-cell>
          <table:table-cell table:formula="of:=RANDBETWEEN(5;120)" office:value-type="float" office:value="72" calcext:value-type="float">
            <text:p>72</text:p>
          </table:table-cell>
          <table:table-cell office:value-type="date" office:date-value="2019-08-08T13:07:27" calcext:value-type="date">
            <text:p>2019-08-08 13:07:27</text:p>
          </table:table-cell>
          <table:table-cell office:value-type="string" calcext:value-type="string">
            <text:p>2020-01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float" office:value="265890" calcext:value-type="float">
            <text:p>2658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.61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08-26T15:24:30" calcext:value-type="date">
            <text:p>2019-08-26 15:24:30</text:p>
          </table:table-cell>
          <table:table-cell office:value-type="string" calcext:value-type="string">
            <text:p>2020-01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9</text:p>
          </table:table-cell>
          <table:table-cell table:formula="of:=RANDBETWEEN(5;120)" office:value-type="float" office:value="34" calcext:value-type="float">
            <text:p>34</text:p>
          </table:table-cell>
          <table:table-cell office:value-type="date" office:date-value="2019-07-02T23:28:17" calcext:value-type="date">
            <text:p>2019-07-02 23:28:17</text:p>
          </table:table-cell>
          <table:table-cell office:value-type="string" calcext:value-type="string">
            <text:p>2020-01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38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08-04T01:17:57" calcext:value-type="date">
            <text:p>2019-08-04 01:17:57</text:p>
          </table:table-cell>
          <table:table-cell office:value-type="string" calcext:value-type="string">
            <text:p>2020-0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85</text:p>
          </table:table-cell>
          <table:table-cell table:formula="of:=RANDBETWEEN(5;120)" office:value-type="float" office:value="43" calcext:value-type="float">
            <text:p>43</text:p>
          </table:table-cell>
          <table:table-cell office:value-type="date" office:date-value="2019-08-29T22:32:37" calcext:value-type="date">
            <text:p>2019-08-29 22:32:37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float" office:value="452987" calcext:value-type="float">
            <text:p>4529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.24</text:p>
          </table:table-cell>
          <table:table-cell table:formula="of:=RANDBETWEEN(5;120)" office:value-type="float" office:value="86" calcext:value-type="float">
            <text:p>86</text:p>
          </table:table-cell>
          <table:table-cell office:value-type="date" office:date-value="2019-07-19T17:04:43" calcext:value-type="date">
            <text:p>2019-07-19 17:04:43</text:p>
          </table:table-cell>
          <table:table-cell office:value-type="string" calcext:value-type="string">
            <text:p>2020-0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float" office:value="634892" calcext:value-type="float">
            <text:p>6348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.51</text:p>
          </table:table-cell>
          <table:table-cell table:formula="of:=RANDBETWEEN(5;120)" office:value-type="float" office:value="90" calcext:value-type="float">
            <text:p>90</text:p>
          </table:table-cell>
          <table:table-cell office:value-type="date" office:date-value="2019-08-14T18:38:24" calcext:value-type="date">
            <text:p>2019-08-14 18:38:24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.77</text:p>
          </table:table-cell>
          <table:table-cell table:formula="of:=RANDBETWEEN(5;120)" office:value-type="float" office:value="108" calcext:value-type="float">
            <text:p>108</text:p>
          </table:table-cell>
          <table:table-cell office:value-type="date" office:date-value="2019-07-11T23:39:21" calcext:value-type="date">
            <text:p>2019-07-11 23:39:21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65890" calcext:value-type="float">
            <text:p>2658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68</text:p>
          </table:table-cell>
          <table:table-cell table:formula="of:=RANDBETWEEN(5;120)" office:value-type="float" office:value="13" calcext:value-type="float">
            <text:p>13</text:p>
          </table:table-cell>
          <table:table-cell office:value-type="date" office:date-value="2019-08-02T17:29:59" calcext:value-type="date">
            <text:p>2019-08-02 17:29:59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.29</text:p>
          </table:table-cell>
          <table:table-cell table:formula="of:=RANDBETWEEN(5;120)" office:value-type="float" office:value="78" calcext:value-type="float">
            <text:p>78</text:p>
          </table:table-cell>
          <table:table-cell office:value-type="date" office:date-value="2019-08-14T19:32:14.999999" calcext:value-type="date">
            <text:p>2019-08-14 19:32:15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92</text:p>
          </table:table-cell>
          <table:table-cell table:formula="of:=RANDBETWEEN(5;120)" office:value-type="float" office:value="102" calcext:value-type="float">
            <text:p>102</text:p>
          </table:table-cell>
          <table:table-cell office:value-type="date" office:date-value="2019-11-17T10:33:47" calcext:value-type="date">
            <text:p>2019-11-17 10:33:47</text:p>
          </table:table-cell>
          <table:table-cell office:value-type="string" calcext:value-type="string">
            <text:p>2020-0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3.78</text:p>
          </table:table-cell>
          <table:table-cell table:formula="of:=RANDBETWEEN(5;120)" office:value-type="float" office:value="29" calcext:value-type="float">
            <text:p>29</text:p>
          </table:table-cell>
          <table:table-cell office:value-type="date" office:date-value="2019-07-05T10:16:37" calcext:value-type="date">
            <text:p>2019-07-05 10:16:37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69</text:p>
          </table:table-cell>
          <table:table-cell table:formula="of:=RANDBETWEEN(5;120)" office:value-type="float" office:value="45" calcext:value-type="float">
            <text:p>45</text:p>
          </table:table-cell>
          <table:table-cell office:value-type="date" office:date-value="2019-08-20T21:07:21" calcext:value-type="date">
            <text:p>2019-08-20 21:07:21</text:p>
          </table:table-cell>
          <table:table-cell office:value-type="string" calcext:value-type="string">
            <text:p>2020-0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452987" calcext:value-type="float">
            <text:p>4529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.31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9-07T11:58:24" calcext:value-type="date">
            <text:p>2019-09-07 11:58:24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float" office:value="634892" calcext:value-type="float">
            <text:p>6348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.25</text:p>
          </table:table-cell>
          <table:table-cell table:formula="of:=RANDBETWEEN(5;120)" office:value-type="float" office:value="113" calcext:value-type="float">
            <text:p>113</text:p>
          </table:table-cell>
          <table:table-cell office:value-type="date" office:date-value="2019-07-21T14:26:58" calcext:value-type="date">
            <text:p>2019-07-21 14:26:58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.5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10-24T19:40:44" calcext:value-type="date">
            <text:p>2019-10-24 19:40:44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452987" calcext:value-type="float">
            <text:p>4529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64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11-06T16:09:40" calcext:value-type="date">
            <text:p>2019-11-06 16:09:40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634892" calcext:value-type="float">
            <text:p>6348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22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07-31T11:32:55" calcext:value-type="date">
            <text:p>2019-07-31 11:32:55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.55</text:p>
          </table:table-cell>
          <table:table-cell table:formula="of:=RANDBETWEEN(5;120)" office:value-type="float" office:value="52" calcext:value-type="float">
            <text:p>52</text:p>
          </table:table-cell>
          <table:table-cell office:value-type="date" office:date-value="2019-10-18T06:53:35" calcext:value-type="date">
            <text:p>2019-10-18 06:53:35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float" office:value="265890" calcext:value-type="float">
            <text:p>2658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.29</text:p>
          </table:table-cell>
          <table:table-cell table:formula="of:=RANDBETWEEN(5;120)" office:value-type="float" office:value="10" calcext:value-type="float">
            <text:p>10</text:p>
          </table:table-cell>
          <table:table-cell office:value-type="date" office:date-value="2019-08-20T02:30:59" calcext:value-type="date">
            <text:p>2019-08-20 02:30:59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39</text:p>
          </table:table-cell>
          <table:table-cell table:formula="of:=RANDBETWEEN(5;120)" office:value-type="float" office:value="102" calcext:value-type="float">
            <text:p>102</text:p>
          </table:table-cell>
          <table:table-cell office:value-type="date" office:date-value="2019-10-14T19:25:52" calcext:value-type="date">
            <text:p>2019-10-14 19:25:52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3.67</text:p>
          </table:table-cell>
          <table:table-cell table:formula="of:=RANDBETWEEN(5;120)" office:value-type="float" office:value="29" calcext:value-type="float">
            <text:p>29</text:p>
          </table:table-cell>
          <table:table-cell office:value-type="date" office:date-value="2019-07-26T22:44:00" calcext:value-type="date">
            <text:p>2019-07-26 22:44:00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35</text:p>
          </table:table-cell>
          <table:table-cell table:formula="of:=RANDBETWEEN(5;120)" office:value-type="float" office:value="5" calcext:value-type="float">
            <text:p>5</text:p>
          </table:table-cell>
          <table:table-cell office:value-type="date" office:date-value="2019-09-12T20:11:43" calcext:value-type="date">
            <text:p>2019-09-12 20:11:43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.27</text:p>
          </table:table-cell>
          <table:table-cell table:formula="of:=RANDBETWEEN(5;120)" office:value-type="float" office:value="105" calcext:value-type="float">
            <text:p>105</text:p>
          </table:table-cell>
          <table:table-cell office:value-type="date" office:date-value="2019-09-19T13:22:53" calcext:value-type="date">
            <text:p>2019-09-19 13:22:53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float" office:value="452987" calcext:value-type="float">
            <text:p>4529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82</text:p>
          </table:table-cell>
          <table:table-cell table:formula="of:=RANDBETWEEN(5;120)" office:value-type="float" office:value="62" calcext:value-type="float">
            <text:p>62</text:p>
          </table:table-cell>
          <table:table-cell office:value-type="date" office:date-value="2019-08-23T19:07:09" calcext:value-type="date">
            <text:p>2019-08-23 19:07:09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float" office:value="634892" calcext:value-type="float">
            <text:p>63489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68</text:p>
          </table:table-cell>
          <table:table-cell table:formula="of:=RANDBETWEEN(5;120)" office:value-type="float" office:value="23" calcext:value-type="float">
            <text:p>23</text:p>
          </table:table-cell>
          <table:table-cell office:value-type="date" office:date-value="2019-08-05T11:57:07" calcext:value-type="date">
            <text:p>2019-08-05 11:57:07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.11</text:p>
          </table:table-cell>
          <table:table-cell table:formula="of:=RANDBETWEEN(5;120)" office:value-type="float" office:value="78" calcext:value-type="float">
            <text:p>78</text:p>
          </table:table-cell>
          <table:table-cell office:value-type="date" office:date-value="2019-07-04T23:22:35" calcext:value-type="date">
            <text:p>2019-07-04 23:22:35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float" office:value="265890" calcext:value-type="float">
            <text:p>265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21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10-13T04:03:59" calcext:value-type="date">
            <text:p>2019-10-13 04:03:59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08</text:p>
          </table:table-cell>
          <table:table-cell table:formula="of:=RANDBETWEEN(5;120)" office:value-type="float" office:value="90" calcext:value-type="float">
            <text:p>90</text:p>
          </table:table-cell>
          <table:table-cell office:value-type="date" office:date-value="2019-09-03T14:02:24" calcext:value-type="date">
            <text:p>2019-09-03 14:02:24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.3</text:p>
          </table:table-cell>
          <table:table-cell table:formula="of:=RANDBETWEEN(5;120)" office:value-type="float" office:value="36" calcext:value-type="float">
            <text:p>36</text:p>
          </table:table-cell>
          <table:table-cell office:value-type="date" office:date-value="2019-10-03T11:21:33" calcext:value-type="date">
            <text:p>2019-10-03 11:21:33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.27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08-07T04:06:36" calcext:value-type="date">
            <text:p>2019-08-07 04:06:36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.47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09-17T09:03:17" calcext:value-type="date">
            <text:p>2019-09-17 09:03:17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.23</text:p>
          </table:table-cell>
          <table:table-cell table:formula="of:=RANDBETWEEN(5;120)" office:value-type="float" office:value="50" calcext:value-type="float">
            <text:p>50</text:p>
          </table:table-cell>
          <table:table-cell office:value-type="date" office:date-value="2019-10-04T06:49:46" calcext:value-type="date">
            <text:p>2019-10-04 06:49:46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452987" calcext:value-type="float">
            <text:p>45298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.19</text:p>
          </table:table-cell>
          <table:table-cell table:formula="of:=RANDBETWEEN(5;120)" office:value-type="float" office:value="38" calcext:value-type="float">
            <text:p>38</text:p>
          </table:table-cell>
          <table:table-cell office:value-type="date" office:date-value="2019-10-22T06:20:51" calcext:value-type="date">
            <text:p>2019-10-22 06:20:51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float" office:value="634892" calcext:value-type="float">
            <text:p>63489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2</text:p>
          </table:table-cell>
          <table:table-cell table:formula="of:=RANDBETWEEN(5;120)" office:value-type="float" office:value="6" calcext:value-type="float">
            <text:p>6</text:p>
          </table:table-cell>
          <table:table-cell office:value-type="date" office:date-value="2019-09-29T03:23:24" calcext:value-type="date">
            <text:p>2019-09-29 03:23:24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.04</text:p>
          </table:table-cell>
          <table:table-cell table:formula="of:=RANDBETWEEN(5;120)" office:value-type="float" office:value="112" calcext:value-type="float">
            <text:p>112</text:p>
          </table:table-cell>
          <table:table-cell office:value-type="date" office:date-value="2019-11-15T08:09:16" calcext:value-type="date">
            <text:p>2019-11-15 08:09:16</text:p>
          </table:table-cell>
          <table:table-cell office:value-type="string" calcext:value-type="string">
            <text:p>2020-02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float" office:value="265890" calcext:value-type="float">
            <text:p>26589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29</text:p>
          </table:table-cell>
          <table:table-cell table:formula="of:=RANDBETWEEN(5;120)" office:value-type="float" office:value="96" calcext:value-type="float">
            <text:p>96</text:p>
          </table:table-cell>
          <table:table-cell office:value-type="date" office:date-value="2019-07-25T14:04:58" calcext:value-type="date">
            <text:p>2019-07-25 14:04:58</text:p>
          </table:table-cell>
          <table:table-cell office:value-type="string" calcext:value-type="string">
            <text:p>2020-0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87</text:p>
          </table:table-cell>
          <table:table-cell table:formula="of:=RANDBETWEEN(5;120)" office:value-type="float" office:value="57" calcext:value-type="float">
            <text:p>57</text:p>
          </table:table-cell>
          <table:table-cell office:value-type="date" office:date-value="2019-10-19T11:51:42" calcext:value-type="date">
            <text:p>2019-10-19 11:51:42</text:p>
          </table:table-cell>
          <table:table-cell office:value-type="string" calcext:value-type="string">
            <text:p>2020-0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26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08-06T23:24:35.000002" calcext:value-type="date">
            <text:p>2019-08-06 23:24:35</text:p>
          </table:table-cell>
          <table:table-cell office:value-type="string" calcext:value-type="string">
            <text:p>2019-1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32</text:p>
          </table:table-cell>
          <table:table-cell table:formula="of:=RANDBETWEEN(5;120)" office:value-type="float" office:value="79" calcext:value-type="float">
            <text:p>79</text:p>
          </table:table-cell>
          <table:table-cell office:value-type="date" office:date-value="2019-10-11T11:45:03" calcext:value-type="date">
            <text:p>2019-10-11 11:45:03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03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09-17T21:46:05" calcext:value-type="date">
            <text:p>2019-09-17 21:46:05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float" office:value="452987" calcext:value-type="float">
            <text:p>45298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.57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10-13T15:10:45" calcext:value-type="date">
            <text:p>2019-10-13 15:10:45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634892" calcext:value-type="float">
            <text:p>6348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05</text:p>
          </table:table-cell>
          <table:table-cell table:formula="of:=RANDBETWEEN(5;120)" office:value-type="float" office:value="16" calcext:value-type="float">
            <text:p>16</text:p>
          </table:table-cell>
          <table:table-cell office:value-type="date" office:date-value="2019-09-10T07:35:59" calcext:value-type="date">
            <text:p>2019-09-10 07:35:59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2.3</text:p>
          </table:table-cell>
          <table:table-cell table:formula="of:=RANDBETWEEN(5;120)" office:value-type="float" office:value="114" calcext:value-type="float">
            <text:p>114</text:p>
          </table:table-cell>
          <table:table-cell office:value-type="date" office:date-value="2019-07-22T14:10:12.000002" calcext:value-type="date">
            <text:p>2019-07-22 14:10:12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265890" calcext:value-type="float">
            <text:p>2658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63</text:p>
          </table:table-cell>
          <table:table-cell table:formula="of:=RANDBETWEEN(5;120)" office:value-type="float" office:value="12" calcext:value-type="float">
            <text:p>12</text:p>
          </table:table-cell>
          <table:table-cell office:value-type="date" office:date-value="2019-07-09T11:15:53" calcext:value-type="date">
            <text:p>2019-07-09 11:15:53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formula="of:=RANDBETWEEN(5;120)" office:value-type="float" office:value="26" calcext:value-type="float">
            <text:p>26</text:p>
          </table:table-cell>
          <table:table-cell office:value-type="date" office:date-value="2019-08-14T07:11:36" calcext:value-type="date">
            <text:p>2019-08-14 07:11:36</text:p>
          </table:table-cell>
          <table:table-cell office:value-type="string" calcext:value-type="string">
            <text:p>2019-12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.39</text:p>
          </table:table-cell>
          <table:table-cell table:formula="of:=RANDBETWEEN(5;120)" office:value-type="float" office:value="110" calcext:value-type="float">
            <text:p>110</text:p>
          </table:table-cell>
          <table:table-cell office:value-type="date" office:date-value="2019-08-08T21:00:53" calcext:value-type="date">
            <text:p>2019-08-08 21:00:53</text:p>
          </table:table-cell>
          <table:table-cell office:value-type="string" calcext:value-type="string">
            <text:p>2019-12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.93</text:p>
          </table:table-cell>
          <table:table-cell table:formula="of:=RANDBETWEEN(5;120)" office:value-type="float" office:value="30" calcext:value-type="float">
            <text:p>30</text:p>
          </table:table-cell>
          <table:table-cell office:value-type="date" office:date-value="2019-09-03T16:05:58.999998" calcext:value-type="date">
            <text:p>2019-09-03 16:05:59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3.83</text:p>
          </table:table-cell>
          <table:table-cell table:formula="of:=RANDBETWEEN(5;120)" office:value-type="float" office:value="29" calcext:value-type="float">
            <text:p>29</text:p>
          </table:table-cell>
          <table:table-cell office:value-type="date" office:date-value="2019-08-31T12:24:39" calcext:value-type="date">
            <text:p>2019-08-31 12:24:39</text:p>
          </table:table-cell>
          <table:table-cell office:value-type="string" calcext:value-type="string">
            <text:p>2020-01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float" office:value="634892" calcext:value-type="float">
            <text:p>63489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1.49</text:p>
          </table:table-cell>
          <table:table-cell table:formula="of:=RANDBETWEEN(5;120)" office:value-type="float" office:value="92" calcext:value-type="float">
            <text:p>92</text:p>
          </table:table-cell>
          <table:table-cell office:value-type="date" office:date-value="2019-10-15T14:27:30.000002" calcext:value-type="date">
            <text:p>2019-10-15 14:27:30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.84</text:p>
          </table:table-cell>
          <table:table-cell table:formula="of:=RANDBETWEEN(5;120)" office:value-type="float" office:value="94" calcext:value-type="float">
            <text:p>94</text:p>
          </table:table-cell>
          <table:table-cell office:value-type="date" office:date-value="2019-10-30T15:16:18" calcext:value-type="date">
            <text:p>2019-10-30 15:16:18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float" office:value="265890" calcext:value-type="float">
            <text:p>2658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1.41</text:p>
          </table:table-cell>
          <table:table-cell table:formula="of:=RANDBETWEEN(5;120)" office:value-type="float" office:value="17" calcext:value-type="float">
            <text:p>17</text:p>
          </table:table-cell>
          <table:table-cell office:value-type="date" office:date-value="2019-09-04T10:06:22" calcext:value-type="date">
            <text:p>2019-09-04 10:06:22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.08</text:p>
          </table:table-cell>
          <table:table-cell table:formula="of:=RANDBETWEEN(5;120)" office:value-type="float" office:value="30" calcext:value-type="float">
            <text:p>30</text:p>
          </table:table-cell>
          <table:table-cell office:value-type="date" office:date-value="2019-07-21T09:09:07" calcext:value-type="date">
            <text:p>2019-07-21 09:09:07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9</text:p>
          </table:table-cell>
          <table:table-cell table:formula="of:=RANDBETWEEN(5;120)" office:value-type="float" office:value="107" calcext:value-type="float">
            <text:p>107</text:p>
          </table:table-cell>
          <table:table-cell office:value-type="date" office:date-value="2019-09-22T00:35:51" calcext:value-type="date">
            <text:p>2019-09-22 00:35:51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10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11-04T07:55:20" calcext:value-type="date">
            <text:p>2019-11-04 07:55:20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1</text:p>
          </table:table-cell>
          <table:table-cell table:formula="of:=RANDBETWEEN(5;120)" office:value-type="float" office:value="46" calcext:value-type="float">
            <text:p>46</text:p>
          </table:table-cell>
          <table:table-cell office:value-type="date" office:date-value="2019-06-03T23:19:03" calcext:value-type="date">
            <text:p>2019-06-03 23:19:03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float" office:value="634892" calcext:value-type="float">
            <text:p>634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2</text:p>
          </table:table-cell>
          <table:table-cell table:formula="of:=RANDBETWEEN(5;120)" office:value-type="float" office:value="41" calcext:value-type="float">
            <text:p>41</text:p>
          </table:table-cell>
          <table:table-cell office:value-type="date" office:date-value="2019-10-13T18:34:36" calcext:value-type="date">
            <text:p>2019-10-13 18:34:36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float" office:value="452987" calcext:value-type="float">
            <text:p>4529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3</text:p>
          </table:table-cell>
          <table:table-cell table:formula="of:=RANDBETWEEN(5;120)" office:value-type="float" office:value="67" calcext:value-type="float">
            <text:p>67</text:p>
          </table:table-cell>
          <table:table-cell office:value-type="date" office:date-value="2019-06-29T09:49:04" calcext:value-type="date">
            <text:p>2019-06-29 09:49:04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float" office:value="634892" calcext:value-type="float">
            <text:p>634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14</text:p>
          </table:table-cell>
          <table:table-cell table:formula="of:=RANDBETWEEN(5;120)" office:value-type="float" office:value="41" calcext:value-type="float">
            <text:p>41</text:p>
          </table:table-cell>
          <table:table-cell office:value-type="date" office:date-value="2019-10-15T16:45:17" calcext:value-type="date">
            <text:p>2019-10-15 16:45:17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15</text:p>
          </table:table-cell>
          <table:table-cell table:formula="of:=RANDBETWEEN(5;120)" office:value-type="float" office:value="9" calcext:value-type="float">
            <text:p>9</text:p>
          </table:table-cell>
          <table:table-cell office:value-type="date" office:date-value="2019-09-30T09:47:52" calcext:value-type="date">
            <text:p>2019-09-30 09:47:52</text:p>
          </table:table-cell>
          <table:table-cell office:value-type="string" calcext:value-type="string">
            <text:p>2019-11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float" office:value="265890" calcext:value-type="float">
            <text:p>265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16</text:p>
          </table:table-cell>
          <table:table-cell table:formula="of:=RANDBETWEEN(5;120)" office:value-type="float" office:value="15" calcext:value-type="float">
            <text:p>15</text:p>
          </table:table-cell>
          <table:table-cell office:value-type="date" office:date-value="2019-11-03T07:32:52" calcext:value-type="date">
            <text:p>2019-11-03 07:32:52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17</text:p>
          </table:table-cell>
          <table:table-cell table:formula="of:=RANDBETWEEN(5;120)" office:value-type="float" office:value="108" calcext:value-type="float">
            <text:p>108</text:p>
          </table:table-cell>
          <table:table-cell office:value-type="date" office:date-value="2019-11-20T12:58:58" calcext:value-type="date">
            <text:p>2019-11-20 12:58:58</text:p>
          </table:table-cell>
          <table:table-cell office:value-type="string" calcext:value-type="string">
            <text:p>2019-1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18</text:p>
          </table:table-cell>
          <table:table-cell table:formula="of:=RANDBETWEEN(5;120)" office:value-type="float" office:value="28" calcext:value-type="float">
            <text:p>28</text:p>
          </table:table-cell>
          <table:table-cell office:value-type="date" office:date-value="2019-09-12T13:34:57.999999" calcext:value-type="date">
            <text:p>2019-09-12 13:34:58</text:p>
          </table:table-cell>
          <table:table-cell office:value-type="string" calcext:value-type="string">
            <text:p>2019-12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19</text:p>
          </table:table-cell>
          <table:table-cell table:formula="of:=RANDBETWEEN(5;120)" office:value-type="float" office:value="10" calcext:value-type="float">
            <text:p>10</text:p>
          </table:table-cell>
          <table:table-cell office:value-type="date" office:date-value="2019-09-26T18:05:36" calcext:value-type="date">
            <text:p>2019-09-26 18:05:36</text:p>
          </table:table-cell>
          <table:table-cell office:value-type="string" calcext:value-type="string">
            <text:p>2019-12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20</text:p>
          </table:table-cell>
          <table:table-cell table:formula="of:=RANDBETWEEN(5;120)" office:value-type="float" office:value="95" calcext:value-type="float">
            <text:p>95</text:p>
          </table:table-cell>
          <table:table-cell office:value-type="date" office:date-value="2019-09-20T11:01:16" calcext:value-type="date">
            <text:p>2019-09-20 11:01:16</text:p>
          </table:table-cell>
          <table:table-cell office:value-type="string" calcext:value-type="string">
            <text:p>2019-12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452987" calcext:value-type="float">
            <text:p>4529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21</text:p>
          </table:table-cell>
          <table:table-cell table:formula="of:=RANDBETWEEN(5;120)" office:value-type="float" office:value="97" calcext:value-type="float">
            <text:p>97</text:p>
          </table:table-cell>
          <table:table-cell office:value-type="date" office:date-value="2019-10-29T19:38:51" calcext:value-type="date">
            <text:p>2019-10-29 19:38:51</text:p>
          </table:table-cell>
          <table:table-cell office:value-type="string" calcext:value-type="string">
            <text:p>2019-12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float" office:value="452987" calcext:value-type="float">
            <text:p>4529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22</text:p>
          </table:table-cell>
          <table:table-cell table:formula="of:=RANDBETWEEN(5;120)" office:value-type="float" office:value="55" calcext:value-type="float">
            <text:p>55</text:p>
          </table:table-cell>
          <table:table-cell office:value-type="date" office:date-value="2019-07-09T16:21:14" calcext:value-type="date">
            <text:p>2019-07-09 16:21:14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float" office:value="634892" calcext:value-type="float">
            <text:p>6348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23</text:p>
          </table:table-cell>
          <table:table-cell table:formula="of:=RANDBETWEEN(5;120)" office:value-type="float" office:value="33" calcext:value-type="float">
            <text:p>33</text:p>
          </table:table-cell>
          <table:table-cell office:value-type="date" office:date-value="2019-11-11T15:54:35" calcext:value-type="date">
            <text:p>2019-11-11 15:54:35</text:p>
          </table:table-cell>
          <table:table-cell office:value-type="string" calcext:value-type="string">
            <text:p>2019-12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24</text:p>
          </table:table-cell>
          <table:table-cell table:formula="of:=RANDBETWEEN(5;120)" office:value-type="float" office:value="85" calcext:value-type="float">
            <text:p>85</text:p>
          </table:table-cell>
          <table:table-cell office:value-type="date" office:date-value="2019-11-17T07:07:47" calcext:value-type="date">
            <text:p>2019-11-17 07:07:47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float" office:value="265890" calcext:value-type="float">
            <text:p>2658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.25</text:p>
          </table:table-cell>
          <table:table-cell table:formula="of:=RANDBETWEEN(5;120)" office:value-type="float" office:value="90" calcext:value-type="float">
            <text:p>90</text:p>
          </table:table-cell>
          <table:table-cell office:value-type="date" office:date-value="2019-09-11T15:52:02" calcext:value-type="date">
            <text:p>2019-09-11 15:52:02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26</text:p>
          </table:table-cell>
          <table:table-cell table:formula="of:=RANDBETWEEN(5;120)" office:value-type="float" office:value="35" calcext:value-type="float">
            <text:p>35</text:p>
          </table:table-cell>
          <table:table-cell office:value-type="date" office:date-value="2019-09-30T12:39:06" calcext:value-type="date">
            <text:p>2019-09-30 12:39:06</text:p>
          </table:table-cell>
          <table:table-cell office:value-type="string" calcext:value-type="string">
            <text:p>2020-01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27</text:p>
          </table:table-cell>
          <table:table-cell table:formula="of:=RANDBETWEEN(5;120)" office:value-type="float" office:value="25" calcext:value-type="float">
            <text:p>25</text:p>
          </table:table-cell>
          <table:table-cell office:value-type="date" office:date-value="2019-09-13T13:22:06" calcext:value-type="date">
            <text:p>2019-09-13 13:22:06</text:p>
          </table:table-cell>
          <table:table-cell office:value-type="string" calcext:value-type="string">
            <text:p>2020-01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28</text:p>
          </table:table-cell>
          <table:table-cell table:formula="of:=RANDBETWEEN(5;120)" office:value-type="float" office:value="101" calcext:value-type="float">
            <text:p>101</text:p>
          </table:table-cell>
          <table:table-cell office:value-type="date" office:date-value="2019-09-11T01:56:38" calcext:value-type="date">
            <text:p>2019-09-11 01:56:38</text:p>
          </table:table-cell>
          <table:table-cell office:value-type="string" calcext:value-type="string">
            <text:p>2020-01-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.29</text:p>
          </table:table-cell>
          <table:table-cell table:formula="of:=RANDBETWEEN(5;120)" office:value-type="float" office:value="82" calcext:value-type="float">
            <text:p>82</text:p>
          </table:table-cell>
          <table:table-cell office:value-type="date" office:date-value="2019-06-28T19:05:01" calcext:value-type="date">
            <text:p>2019-06-28 19:05:01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452987" calcext:value-type="float">
            <text:p>4529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30</text:p>
          </table:table-cell>
          <table:table-cell table:formula="of:=RANDBETWEEN(5;120)" office:value-type="float" office:value="51" calcext:value-type="float">
            <text:p>51</text:p>
          </table:table-cell>
          <table:table-cell office:value-type="date" office:date-value="2019-08-30T19:08:40" calcext:value-type="date">
            <text:p>2019-08-30 19:08:40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634892" calcext:value-type="float">
            <text:p>6348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31</text:p>
          </table:table-cell>
          <table:table-cell table:formula="of:=RANDBETWEEN(5;120)" office:value-type="float" office:value="24" calcext:value-type="float">
            <text:p>24</text:p>
          </table:table-cell>
          <table:table-cell office:value-type="date" office:date-value="2019-08-25T14:09:22" calcext:value-type="date">
            <text:p>2019-08-25 14:09:22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32</text:p>
          </table:table-cell>
          <table:table-cell table:formula="of:=RANDBETWEEN(5;120)" office:value-type="float" office:value="111" calcext:value-type="float">
            <text:p>111</text:p>
          </table:table-cell>
          <table:table-cell office:value-type="date" office:date-value="2019-09-11T07:10:57" calcext:value-type="date">
            <text:p>2019-09-11 07:10:57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float" office:value="265890" calcext:value-type="float">
            <text:p>2658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33</text:p>
          </table:table-cell>
          <table:table-cell table:formula="of:=RANDBETWEEN(5;120)" office:value-type="float" office:value="101" calcext:value-type="float">
            <text:p>101</text:p>
          </table:table-cell>
          <table:table-cell office:value-type="date" office:date-value="2019-08-31T14:40:11.000002" calcext:value-type="date">
            <text:p>2019-08-31 14:40:11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float" office:value="265890" calcext:value-type="float">
            <text:p>2658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34</text:p>
          </table:table-cell>
          <table:table-cell table:formula="of:=RANDBETWEEN(5;120)" office:value-type="float" office:value="103" calcext:value-type="float">
            <text:p>103</text:p>
          </table:table-cell>
          <table:table-cell office:value-type="date" office:date-value="2019-09-16T07:06:04" calcext:value-type="date">
            <text:p>2019-09-16 07:06:04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.35</text:p>
          </table:table-cell>
          <table:table-cell table:formula="of:=RANDBETWEEN(5;120)" office:value-type="float" office:value="77" calcext:value-type="float">
            <text:p>77</text:p>
          </table:table-cell>
          <table:table-cell office:value-type="date" office:date-value="2019-11-01T19:27:10" calcext:value-type="date">
            <text:p>2019-11-01 19:27:10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36</text:p>
          </table:table-cell>
          <table:table-cell table:formula="of:=RANDBETWEEN(5;120)" office:value-type="float" office:value="49" calcext:value-type="float">
            <text:p>49</text:p>
          </table:table-cell>
          <table:table-cell office:value-type="date" office:date-value="2019-09-21T08:37:58" calcext:value-type="date">
            <text:p>2019-09-21 08:37:58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37</text:p>
          </table:table-cell>
          <table:table-cell table:formula="of:=RANDBETWEEN(5;120)" office:value-type="float" office:value="36" calcext:value-type="float">
            <text:p>36</text:p>
          </table:table-cell>
          <table:table-cell office:value-type="date" office:date-value="2019-06-13T07:24:10" calcext:value-type="date">
            <text:p>2019-06-13 07:24:10</text:p>
          </table:table-cell>
          <table:table-cell office:value-type="string" calcext:value-type="string">
            <text:p>2019-11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38</text:p>
          </table:table-cell>
          <table:table-cell table:formula="of:=RANDBETWEEN(5;120)" office:value-type="float" office:value="21" calcext:value-type="float">
            <text:p>21</text:p>
          </table:table-cell>
          <table:table-cell office:value-type="date" office:date-value="2019-10-22T02:33:35" calcext:value-type="date">
            <text:p>2019-10-22 02:33:35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452987" calcext:value-type="float">
            <text:p>4529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.39</text:p>
          </table:table-cell>
          <table:table-cell table:formula="of:=RANDBETWEEN(5;120)" office:value-type="float" office:value="109" calcext:value-type="float">
            <text:p>109</text:p>
          </table:table-cell>
          <table:table-cell office:value-type="date" office:date-value="2019-10-20T10:06:30" calcext:value-type="date">
            <text:p>2019-10-20 10:06:30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float" office:value="634892" calcext:value-type="float">
            <text:p>6348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40</text:p>
          </table:table-cell>
          <table:table-cell table:formula="of:=RANDBETWEEN(5;120)" office:value-type="float" office:value="82" calcext:value-type="float">
            <text:p>82</text:p>
          </table:table-cell>
          <table:table-cell office:value-type="date" office:date-value="2019-06-14T09:51:48" calcext:value-type="date">
            <text:p>2019-06-14 09:51:48</text:p>
          </table:table-cell>
          <table:table-cell office:value-type="string" calcext:value-type="string">
            <text:p>2019-1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41</text:p>
          </table:table-cell>
          <table:table-cell table:formula="of:=RANDBETWEEN(5;120)" office:value-type="float" office:value="17" calcext:value-type="float">
            <text:p>17</text:p>
          </table:table-cell>
          <table:table-cell office:value-type="date" office:date-value="2019-07-31T04:43:38" calcext:value-type="date">
            <text:p>2019-07-31 04:43:38</text:p>
          </table:table-cell>
          <table:table-cell office:value-type="string" calcext:value-type="string">
            <text:p>2019-1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float" office:value="265890" calcext:value-type="float">
            <text:p>2658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42</text:p>
          </table:table-cell>
          <table:table-cell table:formula="of:=RANDBETWEEN(5;120)" office:value-type="float" office:value="33" calcext:value-type="float">
            <text:p>33</text:p>
          </table:table-cell>
          <table:table-cell office:value-type="date" office:date-value="2019-09-05T22:54:48" calcext:value-type="date">
            <text:p>2019-09-05 22:54:48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.43</text:p>
          </table:table-cell>
          <table:table-cell table:formula="of:=RANDBETWEEN(5;120)" office:value-type="float" office:value="46" calcext:value-type="float">
            <text:p>46</text:p>
          </table:table-cell>
          <table:table-cell office:value-type="date" office:date-value="2019-09-13T13:13:25" calcext:value-type="date">
            <text:p>2019-09-13 13:13:25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.44</text:p>
          </table:table-cell>
          <table:table-cell table:formula="of:=RANDBETWEEN(5;120)" office:value-type="float" office:value="117" calcext:value-type="float">
            <text:p>117</text:p>
          </table:table-cell>
          <table:table-cell office:value-type="date" office:date-value="2019-08-07T23:42:41" calcext:value-type="date">
            <text:p>2019-08-07 23:42:41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45</text:p>
          </table:table-cell>
          <table:table-cell table:formula="of:=RANDBETWEEN(5;120)" office:value-type="float" office:value="120" calcext:value-type="float">
            <text:p>120</text:p>
          </table:table-cell>
          <table:table-cell office:value-type="date" office:date-value="2019-07-06T22:27:40" calcext:value-type="date">
            <text:p>2019-07-06 22:27:40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46</text:p>
          </table:table-cell>
          <table:table-cell table:formula="of:=RANDBETWEEN(5;120)" office:value-type="float" office:value="57" calcext:value-type="float">
            <text:p>57</text:p>
          </table:table-cell>
          <table:table-cell office:value-type="date" office:date-value="2019-06-21T13:39:40" calcext:value-type="date">
            <text:p>2019-06-21 13:39:40</text:p>
          </table:table-cell>
          <table:table-cell office:value-type="string" calcext:value-type="string">
            <text:p>2019-12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452987" calcext:value-type="float">
            <text:p>4529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.47</text:p>
          </table:table-cell>
          <table:table-cell table:formula="of:=RANDBETWEEN(5;120)" office:value-type="float" office:value="92" calcext:value-type="float">
            <text:p>92</text:p>
          </table:table-cell>
          <table:table-cell office:value-type="date" office:date-value="2019-11-17T17:41:03" calcext:value-type="date">
            <text:p>2019-11-17 17:41:03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634892" calcext:value-type="float">
            <text:p>6348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48</text:p>
          </table:table-cell>
          <table:table-cell table:formula="of:=RANDBETWEEN(5;120)" office:value-type="float" office:value="35" calcext:value-type="float">
            <text:p>35</text:p>
          </table:table-cell>
          <table:table-cell office:value-type="date" office:date-value="2019-06-21T04:32:10" calcext:value-type="date">
            <text:p>2019-06-21 04:32:10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.49</text:p>
          </table:table-cell>
          <table:table-cell table:formula="of:=RANDBETWEEN(5;120)" office:value-type="float" office:value="72" calcext:value-type="float">
            <text:p>72</text:p>
          </table:table-cell>
          <table:table-cell office:value-type="date" office:date-value="2019-06-10T18:45:16" calcext:value-type="date">
            <text:p>2019-06-10 18:45:16</text:p>
          </table:table-cell>
          <table:table-cell office:value-type="string" calcext:value-type="string">
            <text:p>2020-01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float" office:value="265890" calcext:value-type="float">
            <text:p>2658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.50</text:p>
          </table:table-cell>
          <table:table-cell table:formula="of:=RANDBETWEEN(5;120)" office:value-type="float" office:value="120" calcext:value-type="float">
            <text:p>120</text:p>
          </table:table-cell>
          <table:table-cell office:value-type="date" office:date-value="2019-10-08T23:44:17" calcext:value-type="date">
            <text:p>2019-10-08 23:44:17</text:p>
          </table:table-cell>
          <table:table-cell office:value-type="string" calcext:value-type="string">
            <text:p>2020-01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.51</text:p>
          </table:table-cell>
          <table:table-cell table:formula="of:=RANDBETWEEN(5;120)" office:value-type="float" office:value="88" calcext:value-type="float">
            <text:p>88</text:p>
          </table:table-cell>
          <table:table-cell office:value-type="date" office:date-value="2019-06-26T14:31:38" calcext:value-type="date">
            <text:p>2019-06-26 14:31:38</text:p>
          </table:table-cell>
          <table:table-cell office:value-type="string" calcext:value-type="string">
            <text:p>2020-01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.52</text:p>
          </table:table-cell>
          <table:table-cell table:formula="of:=RANDBETWEEN(5;120)" office:value-type="float" office:value="46" calcext:value-type="float">
            <text:p>46</text:p>
          </table:table-cell>
          <table:table-cell office:value-type="date" office:date-value="2019-09-22T19:10:08" calcext:value-type="date">
            <text:p>2019-09-22 19:10:08</text:p>
          </table:table-cell>
          <table:table-cell office:value-type="string" calcext:value-type="string">
            <text:p>2020-0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.53</text:p>
          </table:table-cell>
          <table:table-cell table:formula="of:=RANDBETWEEN(5;120)" office:value-type="float" office:value="83" calcext:value-type="float">
            <text:p>83</text:p>
          </table:table-cell>
          <table:table-cell office:value-type="date" office:date-value="2019-11-04T12:14:34" calcext:value-type="date">
            <text:p>2019-11-04 12:14:34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54</text:p>
          </table:table-cell>
          <table:table-cell table:formula="of:=RANDBETWEEN(5;120)" office:value-type="float" office:value="45" calcext:value-type="float">
            <text:p>45</text:p>
          </table:table-cell>
          <table:table-cell office:value-type="date" office:date-value="2019-07-05T17:08:27.000002" calcext:value-type="date">
            <text:p>2019-07-05 17:08:27</text:p>
          </table:table-cell>
          <table:table-cell office:value-type="string" calcext:value-type="string">
            <text:p>2020-0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.55</text:p>
          </table:table-cell>
          <table:table-cell table:formula="of:=RANDBETWEEN(5;120)" office:value-type="float" office:value="8" calcext:value-type="float">
            <text:p>8</text:p>
          </table:table-cell>
          <table:table-cell office:value-type="date" office:date-value="2019-08-27T01:01:26" calcext:value-type="date">
            <text:p>2019-08-27 01:01:26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.56</text:p>
          </table:table-cell>
          <table:table-cell table:formula="of:=RANDBETWEEN(5;120)" office:value-type="float" office:value="88" calcext:value-type="float">
            <text:p>88</text:p>
          </table:table-cell>
          <table:table-cell office:value-type="date" office:date-value="2019-07-19T21:38:54" calcext:value-type="date">
            <text:p>2019-07-19 21:38:54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.57</text:p>
          </table:table-cell>
          <table:table-cell table:formula="of:=RANDBETWEEN(5;120)" office:value-type="float" office:value="97" calcext:value-type="float">
            <text:p>97</text:p>
          </table:table-cell>
          <table:table-cell office:value-type="date" office:date-value="2019-06-09T13:31:09.999999" calcext:value-type="date">
            <text:p>2019-06-09 13:31:10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float" office:value="452987" calcext:value-type="float">
            <text:p>4529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58</text:p>
          </table:table-cell>
          <table:table-cell table:formula="of:=RANDBETWEEN(5;120)" office:value-type="float" office:value="50" calcext:value-type="float">
            <text:p>50</text:p>
          </table:table-cell>
          <table:table-cell office:value-type="date" office:date-value="2019-09-22T08:02:18" calcext:value-type="date">
            <text:p>2019-09-22 08:02:18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634892" calcext:value-type="float">
            <text:p>6348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.59</text:p>
          </table:table-cell>
          <table:table-cell table:formula="of:=RANDBETWEEN(5;120)" office:value-type="float" office:value="79" calcext:value-type="float">
            <text:p>79</text:p>
          </table:table-cell>
          <table:table-cell office:value-type="date" office:date-value="2019-09-27T19:27:06" calcext:value-type="date">
            <text:p>2019-09-27 19:27:06</text:p>
          </table:table-cell>
          <table:table-cell office:value-type="string" calcext:value-type="string">
            <text:p>2020-0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.60</text:p>
          </table:table-cell>
          <table:table-cell table:formula="of:=RANDBETWEEN(5;120)" office:value-type="float" office:value="44" calcext:value-type="float">
            <text:p>44</text:p>
          </table:table-cell>
          <table:table-cell office:value-type="date" office:date-value="2019-06-14T02:47:35" calcext:value-type="date">
            <text:p>2019-06-14 02:47:35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float" office:value="265890" calcext:value-type="float">
            <text:p>2658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.61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9-26T19:37:25" calcext:value-type="date">
            <text:p>2019-09-26 19:37:25</text:p>
          </table:table-cell>
          <table:table-cell office:value-type="string" calcext:value-type="string">
            <text:p>2020-0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.62</text:p>
          </table:table-cell>
          <table:table-cell table:formula="of:=RANDBETWEEN(5;120)" office:value-type="float" office:value="102" calcext:value-type="float">
            <text:p>102</text:p>
          </table:table-cell>
          <table:table-cell office:value-type="date" office:date-value="2019-06-16T18:10:02" calcext:value-type="date">
            <text:p>2019-06-16 18:10:02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.63</text:p>
          </table:table-cell>
          <table:table-cell table:formula="of:=RANDBETWEEN(5;120)" office:value-type="float" office:value="17" calcext:value-type="float">
            <text:p>17</text:p>
          </table:table-cell>
          <table:table-cell office:value-type="date" office:date-value="2019-10-19T13:05:41" calcext:value-type="date">
            <text:p>2019-10-19 13:05:41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.64</text:p>
          </table:table-cell>
          <table:table-cell table:formula="of:=RANDBETWEEN(5;120)" office:value-type="float" office:value="24" calcext:value-type="float">
            <text:p>24</text:p>
          </table:table-cell>
          <table:table-cell office:value-type="date" office:date-value="2019-07-13T05:31:22" calcext:value-type="date">
            <text:p>2019-07-13 05:31:22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.65</text:p>
          </table:table-cell>
          <table:table-cell table:formula="of:=RANDBETWEEN(5;120)" office:value-type="float" office:value="29" calcext:value-type="float">
            <text:p>29</text:p>
          </table:table-cell>
          <table:table-cell office:value-type="date" office:date-value="2019-07-27T23:07:37" calcext:value-type="date">
            <text:p>2019-07-27 23:07:37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float" office:value="452987" calcext:value-type="float">
            <text:p>4529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.66</text:p>
          </table:table-cell>
          <table:table-cell table:formula="of:=RANDBETWEEN(5;120)" office:value-type="float" office:value="97" calcext:value-type="float">
            <text:p>97</text:p>
          </table:table-cell>
          <table:table-cell office:value-type="date" office:date-value="2019-07-30T12:22:00" calcext:value-type="date">
            <text:p>2019-07-30 12:22:00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float" office:value="634892" calcext:value-type="float">
            <text:p>6348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.67</text:p>
          </table:table-cell>
          <table:table-cell table:formula="of:=RANDBETWEEN(5;120)" office:value-type="float" office:value="15" calcext:value-type="float">
            <text:p>15</text:p>
          </table:table-cell>
          <table:table-cell office:value-type="date" office:date-value="2019-06-23T00:20:00" calcext:value-type="date">
            <text:p>2019-06-23 00:20:00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.68</text:p>
          </table:table-cell>
          <table:table-cell table:formula="of:=RANDBETWEEN(5;120)" office:value-type="float" office:value="45" calcext:value-type="float">
            <text:p>45</text:p>
          </table:table-cell>
          <table:table-cell office:value-type="date" office:date-value="2019-09-06T05:42:39" calcext:value-type="date">
            <text:p>2019-09-06 05:42:39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265890" calcext:value-type="float">
            <text:p>26589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.69</text:p>
          </table:table-cell>
          <table:table-cell table:formula="of:=RANDBETWEEN(5;120)" office:value-type="float" office:value="99" calcext:value-type="float">
            <text:p>99</text:p>
          </table:table-cell>
          <table:table-cell office:value-type="date" office:date-value="2019-07-16T14:49:25.000002" calcext:value-type="date">
            <text:p>2019-07-16 14:49:25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70</text:p>
          </table:table-cell>
          <table:table-cell table:formula="of:=RANDBETWEEN(5;120)" office:value-type="float" office:value="12" calcext:value-type="float">
            <text:p>12</text:p>
          </table:table-cell>
          <table:table-cell office:value-type="date" office:date-value="2019-06-30T07:53:48" calcext:value-type="date">
            <text:p>2019-06-30 07:53:48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.71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07-31T12:54:38" calcext:value-type="date">
            <text:p>2019-07-31 12:54:38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72</text:p>
          </table:table-cell>
          <table:table-cell table:formula="of:=RANDBETWEEN(5;120)" office:value-type="float" office:value="10" calcext:value-type="float">
            <text:p>10</text:p>
          </table:table-cell>
          <table:table-cell office:value-type="date" office:date-value="2019-06-29T02:22:31" calcext:value-type="date">
            <text:p>2019-06-29 02:22:31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.73</text:p>
          </table:table-cell>
          <table:table-cell table:formula="of:=RANDBETWEEN(5;120)" office:value-type="float" office:value="7" calcext:value-type="float">
            <text:p>7</text:p>
          </table:table-cell>
          <table:table-cell office:value-type="date" office:date-value="2019-08-10T15:55:10" calcext:value-type="date">
            <text:p>2019-08-10 15:55:10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452987" calcext:value-type="float">
            <text:p>45298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.74</text:p>
          </table:table-cell>
          <table:table-cell table:formula="of:=RANDBETWEEN(5;120)" office:value-type="float" office:value="71" calcext:value-type="float">
            <text:p>71</text:p>
          </table:table-cell>
          <table:table-cell office:value-type="date" office:date-value="2019-06-01T06:41:23" calcext:value-type="date">
            <text:p>2019-06-01 06:41:23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float" office:value="634892" calcext:value-type="float">
            <text:p>6348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.75</text:p>
          </table:table-cell>
          <table:table-cell table:formula="of:=RANDBETWEEN(5;120)" office:value-type="float" office:value="5" calcext:value-type="float">
            <text:p>5</text:p>
          </table:table-cell>
          <table:table-cell office:value-type="date" office:date-value="2019-07-06T13:57:52.999999" calcext:value-type="date">
            <text:p>2019-07-06 13:57:53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.76</text:p>
          </table:table-cell>
          <table:table-cell table:formula="of:=RANDBETWEEN(5;120)" office:value-type="float" office:value="111" calcext:value-type="float">
            <text:p>111</text:p>
          </table:table-cell>
          <table:table-cell office:value-type="date" office:date-value="2019-07-14T06:44:26" calcext:value-type="date">
            <text:p>2019-07-14 06:44:26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float" office:value="265890" calcext:value-type="float">
            <text:p>2658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.77</text:p>
          </table:table-cell>
          <table:table-cell table:formula="of:=RANDBETWEEN(5;120)" office:value-type="float" office:value="13" calcext:value-type="float">
            <text:p>13</text:p>
          </table:table-cell>
          <table:table-cell office:value-type="date" office:date-value="2019-06-30T18:53:06" calcext:value-type="date">
            <text:p>2019-06-30 18:53:06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78</text:p>
          </table:table-cell>
          <table:table-cell table:formula="of:=RANDBETWEEN(5;120)" office:value-type="float" office:value="70" calcext:value-type="float">
            <text:p>70</text:p>
          </table:table-cell>
          <table:table-cell office:value-type="date" office:date-value="2019-10-25T05:30:51" calcext:value-type="date">
            <text:p>2019-10-25 05:30:51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.79</text:p>
          </table:table-cell>
          <table:table-cell table:formula="of:=RANDBETWEEN(5;120)" office:value-type="float" office:value="40" calcext:value-type="float">
            <text:p>40</text:p>
          </table:table-cell>
          <table:table-cell office:value-type="date" office:date-value="2019-08-27T15:45:29" calcext:value-type="date">
            <text:p>2019-08-27 15:45:29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80</text:p>
          </table:table-cell>
          <table:table-cell table:formula="of:=RANDBETWEEN(5;120)" office:value-type="float" office:value="102" calcext:value-type="float">
            <text:p>102</text:p>
          </table:table-cell>
          <table:table-cell office:value-type="date" office:date-value="2019-06-12T04:24:04" calcext:value-type="date">
            <text:p>2019-06-12 04:24:04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81</text:p>
          </table:table-cell>
          <table:table-cell table:formula="of:=RANDBETWEEN(5;120)" office:value-type="float" office:value="59" calcext:value-type="float">
            <text:p>59</text:p>
          </table:table-cell>
          <table:table-cell office:value-type="date" office:date-value="2019-09-12T21:39:09" calcext:value-type="date">
            <text:p>2019-09-12 21:39:09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float" office:value="452987" calcext:value-type="float">
            <text:p>4529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.82</text:p>
          </table:table-cell>
          <table:table-cell table:formula="of:=RANDBETWEEN(5;120)" office:value-type="float" office:value="29" calcext:value-type="float">
            <text:p>29</text:p>
          </table:table-cell>
          <table:table-cell office:value-type="date" office:date-value="2019-07-20T19:23:51" calcext:value-type="date">
            <text:p>2019-07-20 19:23:51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float" office:value="634892" calcext:value-type="float">
            <text:p>6348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.83</text:p>
          </table:table-cell>
          <table:table-cell table:formula="of:=RANDBETWEEN(5;120)" office:value-type="float" office:value="57" calcext:value-type="float">
            <text:p>57</text:p>
          </table:table-cell>
          <table:table-cell office:value-type="date" office:date-value="2019-10-22T08:49:42" calcext:value-type="date">
            <text:p>2019-10-22 08:49:42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.84</text:p>
          </table:table-cell>
          <table:table-cell table:formula="of:=RANDBETWEEN(5;120)" office:value-type="float" office:value="79" calcext:value-type="float">
            <text:p>79</text:p>
          </table:table-cell>
          <table:table-cell office:value-type="date" office:date-value="2019-11-08T08:34:16" calcext:value-type="date">
            <text:p>2019-11-08 08:34:16</text:p>
          </table:table-cell>
          <table:table-cell office:value-type="string" calcext:value-type="string">
            <text:p>2020-02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float" office:value="265890" calcext:value-type="float">
            <text:p>2658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.85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07-06T23:30:09.000002" calcext:value-type="date">
            <text:p>2019-07-06 23:30:09</text:p>
          </table:table-cell>
          <table:table-cell office:value-type="string" calcext:value-type="string">
            <text:p>2020-0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.86</text:p>
          </table:table-cell>
          <table:table-cell table:formula="of:=RANDBETWEEN(5;120)" office:value-type="float" office:value="95" calcext:value-type="float">
            <text:p>95</text:p>
          </table:table-cell>
          <table:table-cell office:value-type="date" office:date-value="2019-08-11T14:39:12.000002" calcext:value-type="date">
            <text:p>2019-08-11 14:39:12</text:p>
          </table:table-cell>
          <table:table-cell office:value-type="string" calcext:value-type="string">
            <text:p>2020-0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6.87</text:p>
          </table:table-cell>
          <table:table-cell table:formula="of:=RANDBETWEEN(5;120)" office:value-type="float" office:value="62" calcext:value-type="float">
            <text:p>62</text:p>
          </table:table-cell>
          <table:table-cell office:value-type="date" office:date-value="2019-11-07T20:24:05" calcext:value-type="date">
            <text:p>2019-11-07 20:24:05</text:p>
          </table:table-cell>
          <table:table-cell office:value-type="string" calcext:value-type="string">
            <text:p>2019-1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.88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10-11T14:44:48" calcext:value-type="date">
            <text:p>2019-10-11 14:44:48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6.89</text:p>
          </table:table-cell>
          <table:table-cell table:formula="of:=RANDBETWEEN(5;120)" office:value-type="float" office:value="77" calcext:value-type="float">
            <text:p>77</text:p>
          </table:table-cell>
          <table:table-cell office:value-type="date" office:date-value="2019-10-03T09:50:25" calcext:value-type="date">
            <text:p>2019-10-03 09:50:25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float" office:value="452987" calcext:value-type="float">
            <text:p>45298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6.90</text:p>
          </table:table-cell>
          <table:table-cell table:formula="of:=RANDBETWEEN(5;120)" office:value-type="float" office:value="99" calcext:value-type="float">
            <text:p>99</text:p>
          </table:table-cell>
          <table:table-cell office:value-type="date" office:date-value="2019-09-25T17:51:22" calcext:value-type="date">
            <text:p>2019-09-25 17:51:22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float" office:value="634892" calcext:value-type="float">
            <text:p>6348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6.91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6-16T01:56:37" calcext:value-type="date">
            <text:p>2019-06-16 01:56:37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.92</text:p>
          </table:table-cell>
          <table:table-cell table:formula="of:=RANDBETWEEN(5;120)" office:value-type="float" office:value="88" calcext:value-type="float">
            <text:p>88</text:p>
          </table:table-cell>
          <table:table-cell office:value-type="date" office:date-value="2019-09-05T13:01:49" calcext:value-type="date">
            <text:p>2019-09-05 13:01:49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float" office:value="265890" calcext:value-type="float">
            <text:p>2658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.93</text:p>
          </table:table-cell>
          <table:table-cell table:formula="of:=RANDBETWEEN(5;120)" office:value-type="float" office:value="115" calcext:value-type="float">
            <text:p>115</text:p>
          </table:table-cell>
          <table:table-cell office:value-type="date" office:date-value="2019-09-01T05:18:43" calcext:value-type="date">
            <text:p>2019-09-01 05:18:43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6.94</text:p>
          </table:table-cell>
          <table:table-cell table:formula="of:=RANDBETWEEN(5;120)" office:value-type="float" office:value="41" calcext:value-type="float">
            <text:p>41</text:p>
          </table:table-cell>
          <table:table-cell office:value-type="date" office:date-value="2019-08-30T11:16:31" calcext:value-type="date">
            <text:p>2019-08-30 11:16:31</text:p>
          </table:table-cell>
          <table:table-cell office:value-type="string" calcext:value-type="string">
            <text:p>2019-12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.95</text:p>
          </table:table-cell>
          <table:table-cell table:formula="of:=RANDBETWEEN(5;120)" office:value-type="float" office:value="11" calcext:value-type="float">
            <text:p>11</text:p>
          </table:table-cell>
          <table:table-cell office:value-type="date" office:date-value="2019-10-20T10:05:23.999998" calcext:value-type="date">
            <text:p>2019-10-20 10:05:24</text:p>
          </table:table-cell>
          <table:table-cell office:value-type="string" calcext:value-type="string">
            <text:p>2019-12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.96</text:p>
          </table:table-cell>
          <table:table-cell table:formula="of:=RANDBETWEEN(5;120)" office:value-type="float" office:value="90" calcext:value-type="float">
            <text:p>90</text:p>
          </table:table-cell>
          <table:table-cell office:value-type="date" office:date-value="2019-11-11T00:03:23" calcext:value-type="date">
            <text:p>2019-11-11 00:03:23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.97</text:p>
          </table:table-cell>
          <table:table-cell table:formula="of:=RANDBETWEEN(5;120)" office:value-type="float" office:value="5" calcext:value-type="float">
            <text:p>5</text:p>
          </table:table-cell>
          <table:table-cell office:value-type="date" office:date-value="2019-08-14T11:46:54" calcext:value-type="date">
            <text:p>2019-08-14 11:46:54</text:p>
          </table:table-cell>
          <table:table-cell office:value-type="string" calcext:value-type="string">
            <text:p>2020-01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452987" calcext:value-type="float">
            <text:p>4529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.98</text:p>
          </table:table-cell>
          <table:table-cell table:formula="of:=RANDBETWEEN(5;120)" office:value-type="float" office:value="27" calcext:value-type="float">
            <text:p>27</text:p>
          </table:table-cell>
          <table:table-cell office:value-type="date" office:date-value="2019-10-30T21:31:15" calcext:value-type="date">
            <text:p>2019-10-30 21:31:15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634892" calcext:value-type="float">
            <text:p>634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99</text:p>
          </table:table-cell>
          <table:table-cell table:formula="of:=RANDBETWEEN(5;120)" office:value-type="float" office:value="73" calcext:value-type="float">
            <text:p>73</text:p>
          </table:table-cell>
          <table:table-cell office:value-type="date" office:date-value="2019-08-18T13:31:57" calcext:value-type="date">
            <text:p>2019-08-18 13:31:57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100</text:p>
          </table:table-cell>
          <table:table-cell table:formula="of:=RANDBETWEEN(5;120)" office:value-type="float" office:value="88" calcext:value-type="float">
            <text:p>88</text:p>
          </table:table-cell>
          <table:table-cell office:value-type="date" office:date-value="2019-11-13T08:34:37" calcext:value-type="date">
            <text:p>2019-11-13 08:34:37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float" office:value="265890" calcext:value-type="float">
            <text:p>265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01</text:p>
          </table:table-cell>
          <table:table-cell table:formula="of:=RANDBETWEEN(5;120)" office:value-type="float" office:value="50" calcext:value-type="float">
            <text:p>50</text:p>
          </table:table-cell>
          <table:table-cell office:value-type="date" office:date-value="2019-07-19T15:20:00" calcext:value-type="date">
            <text:p>2019-07-19 15:20:00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02</text:p>
          </table:table-cell>
          <table:table-cell table:formula="of:=RANDBETWEEN(5;120)" office:value-type="float" office:value="8" calcext:value-type="float">
            <text:p>8</text:p>
          </table:table-cell>
          <table:table-cell office:value-type="date" office:date-value="2019-10-14T20:54:00" calcext:value-type="date">
            <text:p>2019-10-14 20:54:00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03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07-30T21:29:59" calcext:value-type="date">
            <text:p>2019-07-30 21:29:59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104</text:p>
          </table:table-cell>
          <table:table-cell table:formula="of:=RANDBETWEEN(5;120)" office:value-type="float" office:value="24" calcext:value-type="float">
            <text:p>24</text:p>
          </table:table-cell>
          <table:table-cell office:value-type="date" office:date-value="2019-08-24T13:30:11" calcext:value-type="date">
            <text:p>2019-08-24 13:30:11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105</text:p>
          </table:table-cell>
          <table:table-cell table:formula="of:=RANDBETWEEN(5;120)" office:value-type="float" office:value="82" calcext:value-type="float">
            <text:p>82</text:p>
          </table:table-cell>
          <table:table-cell office:value-type="date" office:date-value="2019-08-07T15:36:56" calcext:value-type="date">
            <text:p>2019-08-07 15:36:56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float" office:value="452987" calcext:value-type="float">
            <text:p>4529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106</text:p>
          </table:table-cell>
          <table:table-cell table:formula="of:=RANDBETWEEN(5;120)" office:value-type="float" office:value="111" calcext:value-type="float">
            <text:p>111</text:p>
          </table:table-cell>
          <table:table-cell office:value-type="date" office:date-value="2019-06-21T13:29:55" calcext:value-type="date">
            <text:p>2019-06-21 13:29:55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634892" calcext:value-type="float">
            <text:p>6348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107</text:p>
          </table:table-cell>
          <table:table-cell table:formula="of:=RANDBETWEEN(5;120)" office:value-type="float" office:value="75" calcext:value-type="float">
            <text:p>75</text:p>
          </table:table-cell>
          <table:table-cell office:value-type="date" office:date-value="2019-08-28T19:12:40" calcext:value-type="date">
            <text:p>2019-08-28 19:12:40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108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6-19T06:18:44" calcext:value-type="date">
            <text:p>2019-06-19 06:18:44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265890" calcext:value-type="float">
            <text:p>2658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109</text:p>
          </table:table-cell>
          <table:table-cell table:formula="of:=RANDBETWEEN(5;120)" office:value-type="float" office:value="26" calcext:value-type="float">
            <text:p>26</text:p>
          </table:table-cell>
          <table:table-cell office:value-type="date" office:date-value="2019-08-12T14:57:41" calcext:value-type="date">
            <text:p>2019-08-12 14:57:41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110</text:p>
          </table:table-cell>
          <table:table-cell table:formula="of:=RANDBETWEEN(5;120)" office:value-type="float" office:value="73" calcext:value-type="float">
            <text:p>73</text:p>
          </table:table-cell>
          <table:table-cell office:value-type="date" office:date-value="2019-08-05T00:48:45" calcext:value-type="date">
            <text:p>2019-08-05 00:48:45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111</text:p>
          </table:table-cell>
          <table:table-cell table:formula="of:=RANDBETWEEN(5;120)" office:value-type="float" office:value="109" calcext:value-type="float">
            <text:p>109</text:p>
          </table:table-cell>
          <table:table-cell office:value-type="date" office:date-value="2019-06-16T22:25:57.999999" calcext:value-type="date">
            <text:p>2019-06-16 22:25:58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112</text:p>
          </table:table-cell>
          <table:table-cell table:formula="of:=RANDBETWEEN(5;120)" office:value-type="float" office:value="101" calcext:value-type="float">
            <text:p>101</text:p>
          </table:table-cell>
          <table:table-cell office:value-type="date" office:date-value="2019-07-11T03:42:37" calcext:value-type="date">
            <text:p>2019-07-11 03:42:37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113</text:p>
          </table:table-cell>
          <table:table-cell table:formula="of:=RANDBETWEEN(5;120)" office:value-type="float" office:value="72" calcext:value-type="float">
            <text:p>72</text:p>
          </table:table-cell>
          <table:table-cell office:value-type="date" office:date-value="2019-10-02T13:09:25.999999" calcext:value-type="date">
            <text:p>2019-10-02 13:09:26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452987" calcext:value-type="float">
            <text:p>4529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114</text:p>
          </table:table-cell>
          <table:table-cell table:formula="of:=RANDBETWEEN(5;120)" office:value-type="float" office:value="10" calcext:value-type="float">
            <text:p>10</text:p>
          </table:table-cell>
          <table:table-cell office:value-type="date" office:date-value="2019-06-03T20:50:16" calcext:value-type="date">
            <text:p>2019-06-03 20:50:16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float" office:value="634892" calcext:value-type="float">
            <text:p>6348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.115</text:p>
          </table:table-cell>
          <table:table-cell table:formula="of:=RANDBETWEEN(5;120)" office:value-type="float" office:value="105" calcext:value-type="float">
            <text:p>105</text:p>
          </table:table-cell>
          <table:table-cell office:value-type="date" office:date-value="2019-08-08T06:35:57" calcext:value-type="date">
            <text:p>2019-08-08 06:35:57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116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11-16T23:58:37" calcext:value-type="date">
            <text:p>2019-11-16 23:58:37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float" office:value="265890" calcext:value-type="float">
            <text:p>2658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117</text:p>
          </table:table-cell>
          <table:table-cell table:formula="of:=RANDBETWEEN(5;120)" office:value-type="float" office:value="67" calcext:value-type="float">
            <text:p>67</text:p>
          </table:table-cell>
          <table:table-cell office:value-type="date" office:date-value="2019-09-12T10:28:32" calcext:value-type="date">
            <text:p>2019-09-12 10:28:32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118</text:p>
          </table:table-cell>
          <table:table-cell table:formula="of:=RANDBETWEEN(5;120)" office:value-type="float" office:value="118" calcext:value-type="float">
            <text:p>118</text:p>
          </table:table-cell>
          <table:table-cell office:value-type="date" office:date-value="2019-06-06T01:53:12" calcext:value-type="date">
            <text:p>2019-06-06 01:53:12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.119</text:p>
          </table:table-cell>
          <table:table-cell table:formula="of:=RANDBETWEEN(5;120)" office:value-type="float" office:value="103" calcext:value-type="float">
            <text:p>103</text:p>
          </table:table-cell>
          <table:table-cell office:value-type="date" office:date-value="2019-10-22T02:33:35" calcext:value-type="date">
            <text:p>2019-10-22 02:33:35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120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10-20T10:06:30" calcext:value-type="date">
            <text:p>2019-10-20 10:06:30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121</text:p>
          </table:table-cell>
          <table:table-cell table:formula="of:=RANDBETWEEN(5;120)" office:value-type="float" office:value="110" calcext:value-type="float">
            <text:p>110</text:p>
          </table:table-cell>
          <table:table-cell office:value-type="date" office:date-value="2019-06-14T09:51:48" calcext:value-type="date">
            <text:p>2019-06-14 09:51:48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634892" calcext:value-type="float">
            <text:p>634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122</text:p>
          </table:table-cell>
          <table:table-cell table:formula="of:=RANDBETWEEN(5;120)" office:value-type="float" office:value="36" calcext:value-type="float">
            <text:p>36</text:p>
          </table:table-cell>
          <table:table-cell office:value-type="date" office:date-value="2019-07-31T04:43:38" calcext:value-type="date">
            <text:p>2019-07-31 04:43:38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float" office:value="452987" calcext:value-type="float">
            <text:p>4529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123</text:p>
          </table:table-cell>
          <table:table-cell table:formula="of:=RANDBETWEEN(5;120)" office:value-type="float" office:value="23" calcext:value-type="float">
            <text:p>23</text:p>
          </table:table-cell>
          <table:table-cell office:value-type="date" office:date-value="2019-09-05T22:54:48" calcext:value-type="date">
            <text:p>2019-09-05 22:54:48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634892" calcext:value-type="float">
            <text:p>634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24</text:p>
          </table:table-cell>
          <table:table-cell table:formula="of:=RANDBETWEEN(5;120)" office:value-type="float" office:value="110" calcext:value-type="float">
            <text:p>110</text:p>
          </table:table-cell>
          <table:table-cell office:value-type="date" office:date-value="2019-09-13T13:13:25" calcext:value-type="date">
            <text:p>2019-09-13 13:13:25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.125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08-07T23:42:41" calcext:value-type="date">
            <text:p>2019-08-07 23:42:41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float" office:value="265890" calcext:value-type="float">
            <text:p>2658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126</text:p>
          </table:table-cell>
          <table:table-cell table:formula="of:=RANDBETWEEN(5;120)" office:value-type="float" office:value="116" calcext:value-type="float">
            <text:p>116</text:p>
          </table:table-cell>
          <table:table-cell office:value-type="date" office:date-value="2019-07-06T22:27:40" calcext:value-type="date">
            <text:p>2019-07-06 22:27:40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127</text:p>
          </table:table-cell>
          <table:table-cell table:formula="of:=RANDBETWEEN(5;120)" office:value-type="float" office:value="70" calcext:value-type="float">
            <text:p>70</text:p>
          </table:table-cell>
          <table:table-cell office:value-type="date" office:date-value="2019-06-21T13:39:40" calcext:value-type="date">
            <text:p>2019-06-21 13:39:40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128</text:p>
          </table:table-cell>
          <table:table-cell table:formula="of:=RANDBETWEEN(5;120)" office:value-type="float" office:value="92" calcext:value-type="float">
            <text:p>92</text:p>
          </table:table-cell>
          <table:table-cell office:value-type="date" office:date-value="2019-11-17T17:41:03" calcext:value-type="date">
            <text:p>2019-11-17 17:41:03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.129</text:p>
          </table:table-cell>
          <table:table-cell table:formula="of:=RANDBETWEEN(5;120)" office:value-type="float" office:value="53" calcext:value-type="float">
            <text:p>53</text:p>
          </table:table-cell>
          <table:table-cell office:value-type="date" office:date-value="2019-06-21T04:32:10" calcext:value-type="date">
            <text:p>2019-06-21 04:32:10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130</text:p>
          </table:table-cell>
          <table:table-cell table:formula="of:=RANDBETWEEN(5;120)" office:value-type="float" office:value="27" calcext:value-type="float">
            <text:p>27</text:p>
          </table:table-cell>
          <table:table-cell office:value-type="date" office:date-value="2019-06-10T18:45:16" calcext:value-type="date">
            <text:p>2019-06-10 18:45:16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452987" calcext:value-type="float">
            <text:p>452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131</text:p>
          </table:table-cell>
          <table:table-cell table:formula="of:=RANDBETWEEN(5;120)" office:value-type="float" office:value="111" calcext:value-type="float">
            <text:p>111</text:p>
          </table:table-cell>
          <table:table-cell office:value-type="date" office:date-value="2019-10-08T23:44:17" calcext:value-type="date">
            <text:p>2019-10-08 23:44:17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float" office:value="452987" calcext:value-type="float">
            <text:p>4529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132</text:p>
          </table:table-cell>
          <table:table-cell table:formula="of:=RANDBETWEEN(5;120)" office:value-type="float" office:value="40" calcext:value-type="float">
            <text:p>40</text:p>
          </table:table-cell>
          <table:table-cell office:value-type="date" office:date-value="2019-06-26T14:31:38" calcext:value-type="date">
            <text:p>2019-06-26 14:31:38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float" office:value="634892" calcext:value-type="float">
            <text:p>6348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.133</text:p>
          </table:table-cell>
          <table:table-cell table:formula="of:=RANDBETWEEN(5;120)" office:value-type="float" office:value="75" calcext:value-type="float">
            <text:p>75</text:p>
          </table:table-cell>
          <table:table-cell office:value-type="date" office:date-value="2019-09-22T19:10:08" calcext:value-type="date">
            <text:p>2019-09-22 19:10:08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.134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11-04T12:14:34" calcext:value-type="date">
            <text:p>2019-11-04 12:14:34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265890" calcext:value-type="float">
            <text:p>2658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135</text:p>
          </table:table-cell>
          <table:table-cell table:formula="of:=RANDBETWEEN(5;120)" office:value-type="float" office:value="47" calcext:value-type="float">
            <text:p>47</text:p>
          </table:table-cell>
          <table:table-cell office:value-type="date" office:date-value="2019-07-05T17:08:27.000002" calcext:value-type="date">
            <text:p>2019-07-05 17:08:27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136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08-27T01:01:26" calcext:value-type="date">
            <text:p>2019-08-27 01:01:26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.137</text:p>
          </table:table-cell>
          <table:table-cell table:formula="of:=RANDBETWEEN(5;120)" office:value-type="float" office:value="47" calcext:value-type="float">
            <text:p>47</text:p>
          </table:table-cell>
          <table:table-cell office:value-type="date" office:date-value="2019-07-19T21:38:54" calcext:value-type="date">
            <text:p>2019-07-19 21:38:54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138</text:p>
          </table:table-cell>
          <table:table-cell table:formula="of:=RANDBETWEEN(5;120)" office:value-type="float" office:value="92" calcext:value-type="float">
            <text:p>92</text:p>
          </table:table-cell>
          <table:table-cell office:value-type="date" office:date-value="2019-06-09T13:31:09.999999" calcext:value-type="date">
            <text:p>2019-06-09 13:31:10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47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</table:table>
      <table:table table:name="unite" table:style-name="ta1">
        <table:table-column table:style-name="co2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mme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r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e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5:41:45.480054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46:58.099231138</meta:creation-date>
    <dc:date>2020-02-07T15:43:00.643296071</dc:date>
    <meta:editing-duration>PT53M10S</meta:editing-duration>
    <meta:editing-cycles>23</meta:editing-cycles>
    <meta:generator>LibreOffice/5.4.7.2$MacOSX_X86_64 LibreOffice_project/c838ef25c16710f8838b1faec480ebba495259d0</meta:generator>
    <meta:document-statistic meta:table-count="14" meta:cell-count="2736" meta:object-count="0"/>
    <meta:user-defined meta:name="qrichtext">1</meta:user-defined>
  </office:meta>
</office:document-meta>
</file>